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9A000001C754529F5E01A39A3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/>
    <style:font-face style:name="Source Code Pro" svg:font-family="'Source Code Pro'" style:font-adornments="Regular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_5f_HeaderTextLine">
      <style:text-properties officeooo:paragraph-rsid="000c6ac4"/>
    </style:style>
    <style:style style:name="P2" style:family="paragraph" style:parent-style-name="_5f_HeaderTextLine">
      <style:text-properties officeooo:paragraph-rsid="0014e771"/>
    </style:style>
    <style:style style:name="P3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P4" style:family="paragraph" style:parent-style-name="_5f_FooterTextLine.PathName">
      <style:text-properties officeooo:paragraph-rsid="0133a989"/>
    </style:style>
    <style:style style:name="P5" style:family="paragraph" style:parent-style-name="_5f_FooterTextLine.PageNumber">
      <style:text-properties officeooo:paragraph-rsid="0103b08d"/>
    </style:style>
    <style:style style:name="P6" style:family="paragraph" style:parent-style-name="_5f_FooterTextLine.PageNumber">
      <style:text-properties officeooo:paragraph-rsid="0014e771"/>
    </style:style>
    <style:style style:name="P7" style:family="paragraph" style:parent-style-name="Text_20_body">
      <style:text-properties officeooo:paragraph-rsid="0155d49c"/>
    </style:style>
    <style:style style:name="P8" style:family="paragraph" style:parent-style-name="Text_20_body">
      <style:text-properties officeooo:paragraph-rsid="01438c28"/>
    </style:style>
    <style:style style:name="P9" style:family="paragraph" style:parent-style-name="Preformatted_20_Text">
      <style:text-properties officeooo:rsid="0007ec50" officeooo:paragraph-rsid="0007ec50"/>
    </style:style>
    <style:style style:name="P10" style:family="paragraph" style:parent-style-name="Preformatted_20_Text">
      <style:text-properties officeooo:rsid="001de465" officeooo:paragraph-rsid="001de465"/>
    </style:style>
    <style:style style:name="P11" style:family="paragraph" style:parent-style-name="Preformatted_20_Text">
      <style:text-properties officeooo:rsid="0004be1c" officeooo:paragraph-rsid="0004be1c"/>
    </style:style>
    <style:style style:name="P12" style:family="paragraph" style:parent-style-name="_5f_Heading.3">
      <style:text-properties officeooo:rsid="014d8a7c" officeooo:paragraph-rsid="014d8a7c"/>
    </style:style>
    <style:style style:name="P13" style:family="paragraph" style:parent-style-name="_5f_Heading.2">
      <style:text-properties officeooo:rsid="0155d49c" officeooo:paragraph-rsid="0155d49c"/>
    </style:style>
    <style:style style:name="P14" style:family="paragraph" style:parent-style-name="_5f_Heading.2">
      <style:text-properties officeooo:paragraph-rsid="01438c28"/>
    </style:style>
    <style:style style:name="P15" style:family="paragraph" style:parent-style-name="_5f_Heading.2" style:master-page-name="">
      <style:paragraph-properties style:page-number="auto" fo:break-before="auto" fo:break-after="auto"/>
      <style:text-properties officeooo:rsid="01508b0f" officeooo:paragraph-rsid="013e9ffa"/>
    </style:style>
    <style:style style:name="T1" style:family="text">
      <style:text-properties officeooo:rsid="01382613"/>
    </style:style>
    <style:style style:name="T2" style:family="text">
      <style:text-properties officeooo:rsid="00b89c72"/>
    </style:style>
    <style:style style:name="T3" style:family="text">
      <style:text-properties officeooo:rsid="00240e8a"/>
    </style:style>
    <style:style style:name="T4" style:family="text">
      <style:text-properties officeooo:rsid="00b83a57"/>
    </style:style>
    <style:style style:name="T5" style:family="text">
      <style:text-properties officeooo:rsid="0155d49c"/>
    </style:style>
    <style:style style:name="T6" style:family="text">
      <style:text-properties officeooo:rsid="0155c612"/>
    </style:style>
    <style:style style:name="T7" style:family="text">
      <style:text-properties officeooo:rsid="01438c28"/>
    </style:style>
    <style:style style:name="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  <text:sequence-decl text:display-outline-level="0" text:name="Fig."/>
        <text:sequence-decl text:display-outline-level="0" text:name="Tab."/>
      </text:sequence-decls>
      <text:h text:style-name="P15" text:outline-level="2"><text:alphabetical-index-mark-start text:id="IMark349589192"/><text:span text:style-name="T5">ces.py</text:span><text:alphabetical-index-mark-end text:id="IMark349589192"/><text:span text:style-name="T5"> – </text:span><text:alphabetical-index-mark-start text:id="IMark341830824"/><text:span text:style-name="T5">Control Engineering Systems</text:span><text:alphabetical-index-mark-end text:id="IMark341830824"/></text:h>
      <text:h text:style-name="P12" text:outline-level="3">Source Code</text:h>
      <text:section text:style-name="Sect1" text:name="_code._tau4automation._ces.py" text:protected="true">
        <text:section-source xlink:href="../../src/tau4/automation/ces.py" text:filter-name="Text"/>
        <text:p text:style-name="P9">#!/usr/bin/env python3</text:p>
        <text:p text:style-name="P9"># <text:s text:c="2"/>-*- coding: utf8 -*- #</text:p>
        <text:p text:style-name="P9">#</text:p>
        <text:p text:style-name="P9">#</text:p>
        <text:p text:style-name="P9"># <text:s text:c="2"/>Copyright (C) by p.oseidon@datec.at, 1998 - 2016</text:p>
        <text:p text:style-name="P9">#</text:p>
        <text:p text:style-name="P9"># <text:s text:c="2"/>This file is part of tau4.</text:p>
        <text:p text:style-name="P9">#</text:p>
        <text:p text:style-name="P9"># <text:s text:c="2"/>tau4 is free software: you can redistribute it and/or modify</text:p>
        <text:p text:style-name="P9"># <text:s text:c="2"/>it under the terms of the GNU General Public License as published by</text:p>
        <text:p text:style-name="P9"># <text:s text:c="2"/>the Free Software Foundation, either version 3 of the License, or</text:p>
        <text:p text:style-name="P9"># <text:s text:c="2"/>(at your option) any later version.</text:p>
        <text:p text:style-name="P9">#</text:p>
        <text:p text:style-name="P9"># <text:s text:c="2"/>tau4 is distributed in the hope that it will be useful,</text:p>
        <text:p text:style-name="P9"># <text:s text:c="2"/>but WITHOUT ANY WARRANTY; without even the implied warranty of</text:p>
        <text:p text:style-name="P9"># <text:s text:c="2"/>MERCHANTABILITY or FITNESS FOR A PARTICULAR PURPOSE. <text:s/>See the</text:p>
        <text:p text:style-name="P9"># <text:s text:c="2"/>GNU General Public License for more details.</text:p>
        <text:p text:style-name="P9">#</text:p>
        <text:p text:style-name="P9"># <text:s text:c="2"/>You should have received a copy of the GNU General Public License</text:p>
        <text:p text:style-name="P9"># <text:s text:c="2"/>along with tau4. If not, see &lt;http://www.gnu.org/licenses/&gt;.</text:p>
        <text:p text:style-name="P9"/>
        <text:p text:style-name="P9"/>
        <text:p text:style-name="P9">import logging; _Logger = logging.getLogger()</text:p>
        <text:p text:style-name="P9"/>
        <text:p text:style-name="P9">import abc, time</text:p>
        <text:p text:style-name="P9"/>
        <text:p text:style-name="P9">from tau4.data import flex</text:p>
        <text:p text:style-name="P9">from tau4.sweng import overrides, PublisherChannel</text:p>
        <text:p text:style-name="P9">from tau4.threads import Cycler</text:p>
        <text:p text:style-name="P9"/>
        <text:p text:style-name="P9"/>
        <text:p text:style-name="P9">class Node4C(metaclass=abc.ABCMeta):</text:p>
        <text:p text:style-name="P9"/>
        <text:p text:style-name="P9"><text:s text:c="4"/>"""</text:p>
        <text:p text:style-name="P9"/>
        <text:p text:style-name="P9"><text:s text:c="4"/>.. note::</text:p>
        <text:p text:style-name="P9"><text:s text:c="8"/>Es ist die Frage, ob ein _Node einen Eingang und einen Ausgang braucht,</text:p>
        <text:p text:style-name="P9"><text:s text:c="8"/>denn das kann mit den Variablen erledigt werden, von denen gelesen und</text:p>
        <text:p text:style-name="P9"><text:s text:c="8"/>auf die geschrieben wird und die ja dem Ctor übergeben werden.</text:p>
        <text:p text:style-name="P9"><text:s text:c="8"/>Schließlich sind alle Subclasses von _Node appspez. und damit weiß die</text:p>
        <text:p text:style-name="P9"><text:s text:c="8"/>App, wie die Nodes über welche Variablen zusammenhängen müssen.</text:p>
        <text:p text:style-name="P9"><text:s text:c="4"/>"""</text:p>
        <text:p text:style-name="P9"/>
        <text:p text:style-name="P9"><text:s text:c="4"/>def __init__( self):</text:p>
        <text:p text:style-name="P9"><text:s text:c="8"/>self.__node_next = None</text:p>
        <text:p text:style-name="P9"><text:s text:c="8"/>self.__is_on = False</text:p>
        <text:p text:style-name="P9"><text:s text:c="8"/>self.__is_running = False</text:p>
        <text:p text:style-name="P9"><text:s text:c="8"/>return</text:p>
        <text:p text:style-name="P9"/>
        <text:p text:style-name="P9"><text:s text:c="4"/>@abc.abstractmethod</text:p>
        <text:p text:style-name="P9"><text:s text:c="4"/>def configure( self, fv_Ts):</text:p>
        <text:p text:style-name="P9"><text:s text:c="8"/>"""Konfigurieren des Nodes.</text:p>
        <text:p text:style-name="P9"/>
        <text:p text:style-name="P9"><text:s text:c="8"/>Beispielsweise wird der Algorithmus hier die Koeffizienten der</text:p>
        <text:p text:style-name="P9"><text:s text:c="8"/>Differenzengleichung berechnen wollen.</text:p>
        <text:p text:style-name="P9"/>
        <text:p text:style-name="P9"><text:s text:c="8"/>.. caution::</text:p>
        <text:p text:style-name="P9"><text:s text:c="12"/>Diese Methode muss am Ende von configure() jeder abgeleiteten Klasse</text:p>
        <text:p text:style-name="P9"><text:s text:c="12"/>aufgerufen werden - **zwingend**!</text:p>
        <text:p text:style-name="P9"/>
        <text:p text:style-name="P9"><text:s text:c="8"/>:param <text:s/>FlexVarblLL fv_Ts: <text:s/>Abtastzeit.</text:p>
        <text:p text:style-name="P9"><text:s text:c="8"/>"""</text:p>
        <text:p text:style-name="P9"><text:s text:c="8"/>if self.__node_next:</text:p>
        <text:p text:style-name="P9"><text:s text:c="12"/>self.__node_next.configure( fv_Ts)</text:p>
        <text:p text:style-name="P9"/>
        <text:p text:style-name="P9"><text:s text:c="8"/>return self</text:p>
        <text:p text:style-name="P9"/>
        <text:p text:style-name="P9"><text:s text:c="4"/>@abc.abstractmethod</text:p>
        <text:p text:style-name="P9"><text:s text:c="4"/>def execute( self):</text:p>
        <text:p text:style-name="P9"><text:s text:c="8"/>"""Ausführen des Nodes.</text:p>
        <text:p text:style-name="P9"/>
        <text:p text:style-name="P9"><text:s text:c="8"/>.. caution::</text:p>
        <text:p text:style-name="P9"><text:s text:c="12"/>Diese Methode muss am Ende von execute() jeder abgeleiteten Klasse</text:p>
        <text:p text:style-name="P9"><text:s text:c="12"/>aufgerufen werden - **zwingend**!</text:p>
        <text:p text:style-name="P9"><text:s text:c="8"/>"""</text:p>
        <text:p text:style-name="P9"><text:s text:c="8"/>if self.__node_next:</text:p>
        <text:p text:style-name="P9"><text:s text:c="12"/>self.__node_next.execute()</text:p>
        <text:p text:style-name="P9"/>
        <text:p text:style-name="P9"><text:s text:c="8"/>return self</text:p>
        <text:p text:style-name="P9"/>
        <text:p text:style-name="P9"><text:s text:c="4"/>def is_on( self):</text:p>
        <text:p text:style-name="P9"><text:s text:c="8"/>"""Es werden nur von der Hardware eingelesene Werte angezeigt, der Algorithmus wird nicht ausgeführt.</text:p>
        <text:p text:style-name="P9"><text:s text:c="7"/>"""</text:p>
        <text:p text:style-name="P9"><text:s text:c="8"/>return self.__is_on</text:p>
        <text:p text:style-name="P9"/>
        <text:p text:style-name="P9"><text:s text:c="4"/>def is_ready( self):</text:p>
        <text:p text:style-name="P9"><text:s text:c="8"/>"""Es werden nur von der Hardware eingelesene Werte angezeigt, der Algorithmus wird nicht ausgeführt.</text:p>
        <text:p text:style-name="P9"><text:s text:c="8"/>"""</text:p>
        <text:p text:style-name="P9"><text:s text:c="8"/>return self.__is_on and not self.__is_running</text:p>
        <text:p text:style-name="P9"><text:soft-page-break/></text:p>
        <text:p text:style-name="P9"><text:s text:c="4"/>def is_running( self):</text:p>
        <text:p text:style-name="P9"><text:s text:c="8"/>"""Es werden nur von der Hardware eingelesene sowie berechnete Werte angezeigt, **der Algorithmus wird also ausgeführt**.</text:p>
        <text:p text:style-name="P9"><text:s text:c="7"/>"""</text:p>
        <text:p text:style-name="P9"><text:s text:c="8"/>return self.__is_running</text:p>
        <text:p text:style-name="P9"/>
        <text:p text:style-name="P9"><text:s text:c="4"/>def node_last( self):</text:p>
        <text:p text:style-name="P9"><text:s text:c="8"/>"""Liefert den letzten Node der Kette, zu der dieser Node gehört.</text:p>
        <text:p text:style-name="P9"><text:s text:c="8"/>"""</text:p>
        <text:p text:style-name="P9"><text:s text:c="8"/>node = self</text:p>
        <text:p text:style-name="P9"><text:s text:c="8"/>while node:</text:p>
        <text:p text:style-name="P9"><text:s text:c="12"/>if not node.node_next():</text:p>
        <text:p text:style-name="P9"><text:s text:c="16"/>return node</text:p>
        <text:p text:style-name="P9"/>
        <text:p text:style-name="P9"><text:s text:c="12"/>node = node.node_next()</text:p>
        <text:p text:style-name="P9"/>
        <text:p text:style-name="P9"><text:s text:c="8"/>return None</text:p>
        <text:p text:style-name="P9"/>
        <text:p text:style-name="P9"><text:s text:c="4"/>def node_next( self, node=None):</text:p>
        <text:p text:style-name="P9"><text:s text:c="8"/>"""Next node in the linked list.</text:p>
        <text:p text:style-name="P9"><text:s text:c="8"/>"""</text:p>
        <text:p text:style-name="P9"><text:s text:c="8"/>if node is None:</text:p>
        <text:p text:style-name="P9"><text:s text:c="12"/>return self.__node_next</text:p>
        <text:p text:style-name="P9"/>
        <text:p text:style-name="P9"><text:s text:c="8"/>self.__node_next = node</text:p>
        <text:p text:style-name="P9"><text:s text:c="8"/>return self</text:p>
        <text:p text:style-name="P9"/>
        <text:p text:style-name="P9"><text:s text:c="4"/>def to_off( self):</text:p>
        <text:p text:style-name="P9"><text:s text:c="8"/>"""Switch OFF Node.</text:p>
        <text:p text:style-name="P9"><text:s text:c="8"/>"""</text:p>
        <text:p text:style-name="P9"><text:s text:c="8"/>self.__is_on = False</text:p>
        <text:p text:style-name="P9"><text:s text:c="8"/>if self.__node_next:</text:p>
        <text:p text:style-name="P9"><text:s text:c="12"/>self.__node_next.to_off()</text:p>
        <text:p text:style-name="P9"/>
        <text:p text:style-name="P9"><text:s text:c="8"/>return</text:p>
        <text:p text:style-name="P9"/>
        <text:p text:style-name="P9"><text:s text:c="4"/>def to_on( self):</text:p>
        <text:p text:style-name="P9"><text:s text:c="8"/>"""Switch ON Node.</text:p>
        <text:p text:style-name="P9"><text:s text:c="8"/>"""</text:p>
        <text:p text:style-name="P9"><text:s text:c="8"/>self.__is_on = True</text:p>
        <text:p text:style-name="P9"><text:s text:c="8"/>if self.__node_next:</text:p>
        <text:p text:style-name="P9"><text:s text:c="12"/>self.__node_next.to_on()</text:p>
        <text:p text:style-name="P9"/>
        <text:p text:style-name="P9"><text:s text:c="8"/>return</text:p>
        <text:p text:style-name="P9"/>
        <text:p text:style-name="P9"><text:s text:c="4"/>def to_ready( self):</text:p>
        <text:p text:style-name="P9"><text:s text:c="8"/>"""Switch from RUNNING to READY.</text:p>
        <text:p text:style-name="P9"><text:s text:c="8"/>"""</text:p>
        <text:p text:style-name="P9"><text:s text:c="8"/>self.__is_running = False</text:p>
        <text:p text:style-name="P9"><text:s text:c="8"/>if self.__node_next:</text:p>
        <text:p text:style-name="P9"><text:s text:c="12"/>self.__node_next.to_ready()</text:p>
        <text:p text:style-name="P9"/>
        <text:p text:style-name="P9"><text:s text:c="8"/>return</text:p>
        <text:p text:style-name="P9"/>
        <text:p text:style-name="P9"><text:s text:c="4"/>def to_running( self):</text:p>
        <text:p text:style-name="P9"><text:s text:c="8"/>"""Switch to RUNNING.</text:p>
        <text:p text:style-name="P9"/>
        <text:p text:style-name="P9"><text:s text:c="8"/>Node must be ON already.</text:p>
        <text:p text:style-name="P9"><text:s text:c="8"/>"""</text:p>
        <text:p text:style-name="P9"><text:s text:c="8"/>if self.is_on():</text:p>
        <text:p text:style-name="P9"><text:s text:c="12"/>self.__is_running = True</text:p>
        <text:p text:style-name="P9"/>
        <text:p text:style-name="P9"><text:s text:c="8"/>if self.__node_next:</text:p>
        <text:p text:style-name="P9"><text:s text:c="12"/>self.__node_next.to_running()</text:p>
        <text:p text:style-name="P9"/>
        <text:p text:style-name="P9"><text:s text:c="8"/>return</text:p>
        <text:p text:style-name="P9"/>
        <text:p text:style-name="P9"/>
        <text:p text:style-name="P9">class NodeReconfigurator(Node4C):</text:p>
        <text:p text:style-name="P9"/>
        <text:p text:style-name="P9"><text:s text:c="4"/>"""Konfigurations-Node.</text:p>
        <text:p text:style-name="P9"/>
        <text:p text:style-name="P9"><text:s text:c="4"/>Er veranlasst z.B. die Neu/berechnung der</text:p>
        <text:p text:style-name="P9"><text:s text:c="4"/>Koeffizenten der Differenzengleichung.</text:p>
        <text:p text:style-name="P9"/>
        <text:p text:style-name="P9"><text:s text:c="4"/>Mit diesem Knoten beginnt die Linked List, die den Regler ausmacht,</text:p>
        <text:p text:style-name="P9"><text:s text:c="4"/>**automatsich**, d.h. dieser Node muss vom User nicht eingehängt werden.</text:p>
        <text:p text:style-name="P9"><text:s text:c="4"/>"""</text:p>
        <text:p text:style-name="P9"/>
        <text:p text:style-name="P9"><text:s text:c="4"/>def __init__( self, fv_Ts):</text:p>
        <text:p text:style-name="P9"><text:s text:c="8"/>super().__init__()</text:p>
        <text:p text:style-name="P9"><text:s text:c="8"/>fv_Ts.reg_tau4s_on_modified( self._tau4s_on_Ts_modified_)</text:p>
        <text:p text:style-name="P9"><text:s text:c="8"/>self.__is_dirty = True</text:p>
        <text:p text:style-name="P9"><text:s text:c="40"/># Bei Erstausführung muss auf</text:p>
        <text:p text:style-name="P9"><text:s text:c="40"/># <text:s text:c="2"/>jeden Fall eine Konfiguration</text:p>
        <text:p text:style-name="P9"><text:s text:c="40"/># <text:s text:c="2"/>erfolgen.</text:p>
        <text:p text:style-name="P9"><text:s text:c="8"/>self.__fv_Ts = fv_Ts</text:p>
        <text:p text:style-name="P9"><text:s text:c="8"/>return</text:p>
        <text:p text:style-name="P9"/>
        <text:p text:style-name="P9"><text:s text:c="4"/>def configure( self, fv_Ts):</text:p>
        <text:p text:style-name="P9"><text:s text:c="8"/>if self.__is_dirty:</text:p>
        <text:p text:style-name="P9"><text:s text:c="12"/>self.__is_dirty = False</text:p>
        <text:p text:style-name="P9"><text:s text:c="12"/>super().configure( self.__fv_Ts)</text:p>
        <text:p text:style-name="P9"/>
        <text:p text:style-name="P9"><text:s text:c="8"/>return self</text:p>
        <text:p text:style-name="P9"/>
        <text:p text:style-name="P9"><text:soft-page-break/></text:p>
        <text:p text:style-name="P9"><text:s text:c="4"/>def execute( self):</text:p>
        <text:p text:style-name="P9"><text:s text:c="8"/>self.configure( self.__fv_Ts)</text:p>
        <text:p text:style-name="P9"/>
        <text:p text:style-name="P9"><text:s text:c="8"/>super().execute()</text:p>
        <text:p text:style-name="P9"><text:s text:c="8"/>return self</text:p>
        <text:p text:style-name="P9"/>
        <text:p text:style-name="P9"><text:s text:c="4"/>def _tau4s_on_Ts_modified_( self, tau4pc):</text:p>
        <text:p text:style-name="P9"><text:s text:c="8"/>self.__Ts = tau4pc.client().fv_Ts.value()</text:p>
        <text:p text:style-name="P9"><text:s text:c="8"/>self.__is_dirty = True</text:p>
        <text:p text:style-name="P9"><text:s text:c="8"/>return self</text:p>
        <text:p text:style-name="P9"/>
        <text:p text:style-name="P9"/>
        <text:p text:style-name="P9">class SISOController:</text:p>
        <text:p text:style-name="P9"/>
        <text:p text:style-name="P9"><text:s text:c="4"/>"""Container für die Nodes, aus denen der Regler besteht.</text:p>
        <text:p text:style-name="P9"/>
        <text:p text:style-name="P9"><text:s text:c="4"/>Im folgenden ein Beispiel, wie die Konstruktion eines Reglers aussehen kann.</text:p>
        <text:p text:style-name="P9"/>
        <text:p text:style-name="P9"><text:s text:c="4"/>Usage::</text:p>
        <text:p text:style-name="P9"/>
        <text:p text:style-name="P9"><text:s text:c="8"/>## <text:s/>Default-Parameter für die Regler holen</text:p>
        <text:p text:style-name="P9"><text:s text:c="8"/>#</text:p>
        <text:p text:style-name="P9"><text:s text:c="8"/>fv_Kp = flex.Variable( value=1.0)</text:p>
        <text:p text:style-name="P9"><text:s text:c="8"/>fv_Ki = flex.Variable( value=1.0)</text:p>
        <text:p text:style-name="P9"><text:s text:c="8"/>fv_Kd = flex.Variable( value=1.0)</text:p>
        <text:p text:style-name="P9"><text:s text:c="8"/>fv_alpha = flex.Variable( value=0.7)</text:p>
        <text:p text:style-name="P9"/>
        <text:p text:style-name="P9"><text:s text:c="8"/>## <text:s/>Variable holen, über die die Nodes zusammenhängen und mit</text:p>
        <text:p text:style-name="P9"><text:s text:c="8"/># <text:s text:c="2"/>denen sie arbeiten.</text:p>
        <text:p text:style-name="P9"><text:s text:c="8"/>#</text:p>
        <text:p text:style-name="P9"><text:s text:c="8"/>fv_w = flex.Variable( value=100.0)</text:p>
        <text:p text:style-name="P9"><text:s text:c="8"/>fv_y = flex.Variable( value=0.0)</text:p>
        <text:p text:style-name="P9"><text:s text:c="8"/>fv_e = flex.Variable( value=0.0)</text:p>
        <text:p text:style-name="P9"><text:s text:c="8"/>fv_u = flex.VariableMo( id=-1, value=0.0, value_min=-400, value_max=400)</text:p>
        <text:p text:style-name="P9"><text:s text:c="40"/># fv_u als VariableMo def'en, damit</text:p>
        <text:p text:style-name="P9"><text:s text:c="40"/># <text:s text:c="2"/>Sättigung entdeckt werden kann.</text:p>
        <text:p text:style-name="P9"><text:s text:c="40"/># <text:s text:c="2"/>Die <text:s/>B e r e i c h s g r e n z e n</text:p>
        <text:p text:style-name="P9"><text:s text:c="40"/># <text:s text:c="2"/>m ü s s e n <text:s text:c="2"/>mit dem Aktuator-Knoten</text:p>
        <text:p text:style-name="P9"><text:s text:c="40"/># <text:s text:c="2"/>a b g e s t i m m t <text:s text:c="2"/>werden!</text:p>
        <text:p text:style-name="P9"><text:s text:c="8"/>fv_Ts = flex.VariableDeClMoPe( id="controller.Ts", label="Ts", dim="s", value=0.010, value_min=0.001, value_max=None)</text:p>
        <text:p text:style-name="P9"/>
        <text:p text:style-name="P9"><text:s text:c="8"/>## <text:s/>Variable fürs GUI holen</text:p>
        <text:p text:style-name="P9"><text:s text:c="8"/>#</text:p>
        <text:p text:style-name="P9"><text:s text:c="8"/>fv = flex.VariableDeClMo( id="gui.w(t)", label="u(2)", dim="", value=0.0, value_min=None, value_max=None)</text:p>
        <text:p text:style-name="P9"><text:s text:c="8"/>flex.Variable.InstanceStore( fv.id(), fv)</text:p>
        <text:p text:style-name="P9"><text:s text:c="8"/>fv.reg_tau4s_on_modified( self._controller_data_changed_)</text:p>
        <text:p text:style-name="P9"><text:s text:c="8"/>fv = flex.VariableDeClMo( id="gui.y(t)", label="u(2)", dim="", value=0.0, value_min=None, value_max=None)</text:p>
        <text:p text:style-name="P9"><text:s text:c="8"/>flex.Variable.InstanceStore( fv.id(), fv)</text:p>
        <text:p text:style-name="P9"><text:s text:c="8"/>fv.reg_tau4s_on_modified( self._controller_data_changed_)</text:p>
        <text:p text:style-name="P9"><text:s text:c="8"/>fv = flex.VariableDeClMo( id="gui.e(t)", label="u(2)", dim="", value=0.0, value_min=None, value_max=None)</text:p>
        <text:p text:style-name="P9"><text:s text:c="8"/>flex.Variable.InstanceStore( fv.id(), fv)</text:p>
        <text:p text:style-name="P9"><text:s text:c="8"/>fv.reg_tau4s_on_modified( self._controller_data_changed_)</text:p>
        <text:p text:style-name="P9"><text:s text:c="8"/>fv = flex.VariableDeClMo( id="gui.u(t)", label="u(2)", dim="", value=0.0, value_min=None, value_max=None)</text:p>
        <text:p text:style-name="P9"><text:s text:c="8"/>flex.Variable.InstanceStore( fv.id(), fv)</text:p>
        <text:p text:style-name="P9"><text:s text:c="8"/>fv.reg_tau4s_on_modified( self._controller_data_changed_)</text:p>
        <text:p text:style-name="P9"/>
        <text:p text:style-name="P9"><text:s text:c="8"/>## <text:s/>Algorithmen erzeugen für die anschließenden Tests</text:p>
        <text:p text:style-name="P9"><text:s text:c="8"/>#</text:p>
        <text:p text:style-name="P9"><text:s text:c="8"/>algorithms = []</text:p>
        <text:p text:style-name="P9"><text:s text:c="8"/>algorithms.append( EulerBw4P( id=id, fv_Kp=fv_Kp, fv_Ts=fv_Ts, fv_e=fv_e, fv_u=fv_u))</text:p>
        <text:p text:style-name="P9"><text:s text:c="8"/>algorithms.append( EulerBw4PDT1( id=-1, fv_Kp=fv_Kp, fv_Kd=fv_Kd, fv_alpha=fv_alpha, fv_e=fv_e, fv_u=fv_u, fv_Ts=fv_Ts))</text:p>
        <text:p text:style-name="P9"><text:s text:c="8"/>algorithms.append( EulerBw4PIDT1( id=id, fv_Kp=fv_Kp, fv_Ki=flex.Variable( value=0.0), fv_Kd=fv_Kd, fv_alpha=fv_alpha, fv_Ts=fv_Ts, fv_e=fv_e, fv_u=fv_u))</text:p>
        <text:p text:style-name="P9"><text:s text:c="8"/>algorithms.append( EulerBw4PIDT1p( id=-1, fv_Kp=fv_Kp, fv_Ki=flex.Variable( value=0.0), fv_Kd=fv_Kd, fv_alpha=fv_alpha, fv_e=fv_e, fv_u=fv_u, fv_Ts=fv_Ts))</text:p>
        <text:p text:style-name="P9"><text:s text:c="8"/>algorithms.append( EulerBw4PIDT1( id=id, fv_Kp=fv_Kp, fv_Ki=fv_Ki, fv_Kd=fv_Kd, fv_alpha=fv_alpha, fv_Ts=fv_Ts, fv_e=fv_e, fv_u=fv_u))</text:p>
        <text:p text:style-name="P9"><text:s text:c="8"/>algorithms.append( EulerBw4PIDT1p( id=-1, fv_Kp=fv_Kp, fv_Ki=fv_Ki, fv_Kd=fv_Kd, fv_alpha=fv_alpha, fv_e=fv_e, fv_u=fv_u, fv_Ts=fv_Ts))</text:p>
        <text:p text:style-name="P9"/>
        <text:p text:style-name="P9"><text:s text:c="8"/>from matplotlib.backends.backend_pdf import PdfPages</text:p>
        <text:p text:style-name="P9"><text:s text:c="8"/>pdfpages = PdfPages( "NodePrinter-printed_figures.pdf")</text:p>
        <text:p text:style-name="P9"><text:s text:c="8"/>for algorithm in algorithms:</text:p>
        <text:p text:style-name="P9"/>
        <text:p text:style-name="P9"><text:s text:c="12"/>controller = SISOController.New(</text:p>
        <text:p text:style-name="P9"><text:s text:c="16"/>(</text:p>
        <text:p text:style-name="P9"><text:s text:c="20"/>NodeSummingPoint( fv_w, fv_y, fv_e),</text:p>
        <text:p text:style-name="P9"><text:s text:c="20"/>NodeAlgorithm( algorithm=algorithm),</text:p>
        <text:p text:style-name="P9"><text:s text:c="20"/>NodeActuator( fv_u),</text:p>
        <text:p text:style-name="P9"><text:s text:c="20"/>NodePublisher( fv_w=fv_w, fv_y=fv_y, fv_e=fv_e, fv_u=fv_u),</text:p>
        <text:p text:style-name="P9"><text:s text:c="20"/>NodePrinter( fv_w=fv_w, fv_y=fv_y, fv_e=fv_e, fv_u=fv_u, fv_Ts=fv_Ts, algorithm=algorithm, pdfpages=pdfpages)</text:p>
        <text:p text:style-name="P9"><text:s text:c="16"/>),</text:p>
        <text:p text:style-name="P9"><text:s text:c="16"/>fv_Ts</text:p>
        <text:p text:style-name="P9"><text:s text:c="12"/>)</text:p>
        <text:p text:style-name="P9"/>
        <text:p text:style-name="P9"><text:s text:c="12"/>controller.to_on()</text:p>
        <text:p text:style-name="P9"><text:s text:c="44"/># Controller ist READY</text:p>
        <text:p text:style-name="P9"><text:s text:c="12"/>controller.to_running()</text:p>
        <text:p text:style-name="P9"><text:s text:c="44"/># Controller läuft</text:p>
        <text:p text:style-name="P9"><text:s text:c="12"/>rectangle = Signals.RECTANGLE( 100, 0.1)</text:p>
        <text:p text:style-name="P9"><text:s text:c="12"/>for i in range( 1000):</text:p>
        <text:p text:style-name="P9"><text:s text:c="16"/>fv_w.value( rectangle( i*fv_Ts.value()))</text:p>
        <text:p text:style-name="P9"><text:s text:c="16"/>controller.execute()</text:p>
        <text:p text:style-name="P9"><text:soft-page-break/><text:s text:c="16"/>print( "Runtime consumption = %.3f ms. " % (controller.runtime() * 1000))</text:p>
        <text:p text:style-name="P9"/>
        <text:p text:style-name="P9"><text:s text:c="12"/>controller.to_ready()</text:p>
        <text:p text:style-name="P9"><text:s text:c="44"/># Controller ist wieder nur READY</text:p>
        <text:p text:style-name="P9"><text:s text:c="12"/>controller.to_off()</text:p>
        <text:p text:style-name="P9"/>
        <text:p text:style-name="P9"><text:s text:c="8"/>pdfpages.close()</text:p>
        <text:p text:style-name="P9"><text:s text:c="8"/>return</text:p>
        <text:p text:style-name="P9"/>
        <text:p text:style-name="P9"><text:s text:c="4"/>.. todo::</text:p>
        <text:p text:style-name="P9"><text:s text:c="8"/>Controller von :py:class:`Node4C` ableiten?</text:p>
        <text:p text:style-name="P9"><text:s text:c="4"/>"""</text:p>
        <text:p text:style-name="P9"/>
        <text:p text:style-name="P9"><text:s text:c="4"/>@staticmethod</text:p>
        <text:p text:style-name="P9"><text:s text:c="4"/>def New( nodes, fv_Ts):</text:p>
        <text:p text:style-name="P9"><text:s text:c="8"/>node1 = NodeReconfigurator( fv_Ts)</text:p>
        <text:p text:style-name="P9"><text:s text:c="40"/># Konfigurations-Node. Er veranlasst z.B. die Neu/berechnung der</text:p>
        <text:p text:style-name="P9"><text:s text:c="40"/># <text:s text:c="2"/>Koeffizenten der Differenzengleichung.</text:p>
        <text:p text:style-name="P9"><text:s text:c="40"/>#</text:p>
        <text:p text:style-name="P9"><text:s text:c="40"/># <text:s text:c="2"/>Mit diesem Knoten begint die Linked List, die den Regler ausmacht.</text:p>
        <text:p text:style-name="P9"><text:s text:c="40"/>#</text:p>
        <text:p text:style-name="P9"><text:s text:c="8"/>for node in nodes:</text:p>
        <text:p text:style-name="P9"><text:s text:c="12"/>node1.node_last().node_next( node)</text:p>
        <text:p text:style-name="P9"/>
        <text:p text:style-name="P9"><text:s text:c="8"/>controller = SISOController( node1)</text:p>
        <text:p text:style-name="P9"><text:s text:c="40"/># Es fällt auf, dass dem Regler die</text:p>
        <text:p text:style-name="P9"><text:s text:c="40"/># <text:s text:c="2"/>Abtastzeit nicht übergeben wird, die</text:p>
        <text:p text:style-name="P9"><text:s text:c="40"/># <text:s text:c="2"/>für die Berechnung der Koeffizienten</text:p>
        <text:p text:style-name="P9"><text:s text:c="40"/># <text:s text:c="2"/>der Differenzengleichung benötigt wird.</text:p>
        <text:p text:style-name="P9"><text:s text:c="40"/># <text:s text:c="2"/>Da diese Berechnung in der Methode</text:p>
        <text:p text:style-name="P9"><text:s text:c="40"/># <text:s text:c="2"/>configure() erfolgt, wird dort die</text:p>
        <text:p text:style-name="P9"><text:s text:c="40"/># <text:s text:c="2"/>Abtastzeit und nur die Abtastzeit</text:p>
        <text:p text:style-name="P9"><text:s text:c="40"/># <text:s text:c="2"/>übergeben.</text:p>
        <text:p text:style-name="P9"><text:s text:c="8"/>return controller</text:p>
        <text:p text:style-name="P9"/>
        <text:p text:style-name="P9"><text:s text:c="4"/>def __init__( self, node1):</text:p>
        <text:p text:style-name="P9"><text:s text:c="8"/>self.__node1 = node1</text:p>
        <text:p text:style-name="P9"/>
        <text:p text:style-name="P9"><text:s text:c="8"/>self.__is_on = False</text:p>
        <text:p text:style-name="P9"><text:s text:c="8"/>self.__is_ready = False</text:p>
        <text:p text:style-name="P9"/>
        <text:p text:style-name="P9"><text:s text:c="8"/>self.__runtime = 0</text:p>
        <text:p text:style-name="P9"><text:s text:c="8"/>return</text:p>
        <text:p text:style-name="P9"/>
        <text:p text:style-name="P9"><text:s text:c="4"/>def execute( self):</text:p>
        <text:p text:style-name="P9"><text:s text:c="8"/>"""Regler ausführen.</text:p>
        <text:p text:style-name="P9"><text:s text:c="8"/>"""</text:p>
        <text:p text:style-name="P9"><text:s text:c="8"/>dt = time.time()</text:p>
        <text:p text:style-name="P9"><text:s text:c="8"/>if self.__node1:</text:p>
        <text:p text:style-name="P9"><text:s text:c="12"/>self.__node1.execute()</text:p>
        <text:p text:style-name="P9"/>
        <text:p text:style-name="P9"><text:s text:c="8"/>dt = time.time() - dt</text:p>
        <text:p text:style-name="P9"><text:s text:c="8"/>self.__runtime = dt</text:p>
        <text:p text:style-name="P9"><text:s text:c="8"/>return</text:p>
        <text:p text:style-name="P9"/>
        <text:p text:style-name="P9"><text:s text:c="4"/>def is_on( self):</text:p>
        <text:p text:style-name="P9"><text:s text:c="8"/>"""Es werden nur von der Hardware eingelesene Werte angezeigt, der Algorithmus wird nicht ausgeführt.</text:p>
        <text:p text:style-name="P9"><text:s text:c="8"/>"""</text:p>
        <text:p text:style-name="P9"><text:s text:c="8"/>return self.__is_on</text:p>
        <text:p text:style-name="P9"/>
        <text:p text:style-name="P9"><text:s text:c="4"/>def is_ready( self):</text:p>
        <text:p text:style-name="P9"><text:s text:c="8"/>"""Es werden nur von der Hardware eingelesene Werte angezeigt, der Algorithmus wird nicht ausgeführt.</text:p>
        <text:p text:style-name="P9"><text:s text:c="8"/>"""</text:p>
        <text:p text:style-name="P9"><text:s text:c="8"/>return self.__is_on and not self.__is_running</text:p>
        <text:p text:style-name="P9"/>
        <text:p text:style-name="P9"><text:s text:c="4"/>def is_running( self):</text:p>
        <text:p text:style-name="P9"><text:s text:c="8"/>"""Es werden nur von der Hardware eingelesene sowie berechnete Werte angezeigt, **der Algorithmus wird also ausgeführt**.</text:p>
        <text:p text:style-name="P9"><text:s text:c="8"/>"""</text:p>
        <text:p text:style-name="P9"><text:s text:c="8"/>return self.__is_running</text:p>
        <text:p text:style-name="P9"/>
        <text:p text:style-name="P9"><text:s text:c="4"/>def runtime( self):</text:p>
        <text:p text:style-name="P9"><text:s text:c="8"/>"""Laufzeitbedarf für execute().</text:p>
        <text:p text:style-name="P9"><text:s text:c="8"/>"""</text:p>
        <text:p text:style-name="P9"><text:s text:c="8"/>return self.__runtime</text:p>
        <text:p text:style-name="P9"/>
        <text:p text:style-name="P9"><text:s text:c="4"/>def to_off( self):</text:p>
        <text:p text:style-name="P9"><text:s text:c="8"/>"""Regler ausschalten.</text:p>
        <text:p text:style-name="P9"><text:s text:c="8"/>"""</text:p>
        <text:p text:style-name="P9"><text:s text:c="8"/>self.__is_on = False</text:p>
        <text:p text:style-name="P9"><text:s text:c="8"/>self.__node1.to_off()</text:p>
        <text:p text:style-name="P9"><text:s text:c="8"/>return</text:p>
        <text:p text:style-name="P9"/>
        <text:p text:style-name="P9"><text:s text:c="4"/>def to_on( self):</text:p>
        <text:p text:style-name="P9"><text:s text:c="8"/>"""Regler einschalten.</text:p>
        <text:p text:style-name="P9"/>
        <text:p text:style-name="P9"><text:s text:c="8"/>Nodes müssen so implementiert werden, dass zwar keine Einflussnahme auf</text:p>
        <text:p text:style-name="P9"><text:s text:c="8"/>die Strecke erfolgt, weiterhin aber Werte angezeigt werden können.</text:p>
        <text:p text:style-name="P9"><text:s text:c="8"/>"""</text:p>
        <text:p text:style-name="P9"><text:s text:c="8"/>self.__is_on = True</text:p>
        <text:p text:style-name="P9"><text:s text:c="8"/>self.__node1.to_on()</text:p>
        <text:p text:style-name="P9"><text:s text:c="8"/>return</text:p>
        <text:p text:style-name="P9"/>
        <text:p text:style-name="P9"><text:s text:c="4"/>def to_ready( self):</text:p>
        <text:p text:style-name="P9"><text:s text:c="8"/>"""Regler von RUNNING auf READY schalten.</text:p>
        <text:p text:style-name="P9"/>
        <text:p text:style-name="P9"><text:s text:c="8"/>Nodes müssen so implementiert werden, dass zwar keine Einflussnahme auf</text:p>
        <text:p text:style-name="P9"><text:soft-page-break/><text:s text:c="8"/>die Strecke erfolgt, weiterhin aber Werte angezeigt werden können.</text:p>
        <text:p text:style-name="P9"><text:s text:c="8"/>"""</text:p>
        <text:p text:style-name="P9"><text:s text:c="8"/>self.__is_running = False</text:p>
        <text:p text:style-name="P9"><text:s text:c="8"/>self.__node1.to_ready()</text:p>
        <text:p text:style-name="P9"><text:s text:c="8"/>return</text:p>
        <text:p text:style-name="P9"/>
        <text:p text:style-name="P9"><text:s text:c="4"/>def to_running( self):</text:p>
        <text:p text:style-name="P9"><text:s text:c="8"/>"""Regler auf RUNNING schalten.</text:p>
        <text:p text:style-name="P9"><text:s text:c="8"/>"""</text:p>
        <text:p text:style-name="P9"><text:s text:c="8"/>if self.is_on():</text:p>
        <text:p text:style-name="P9"><text:s text:c="12"/>self.__is_running = True</text:p>
        <text:p text:style-name="P9"/>
        <text:p text:style-name="P9"><text:s text:c="8"/>self.__node1.to_running()</text:p>
        <text:p text:style-name="P9"><text:s text:c="8"/>return</text:p>
        <text:p text:style-name="P9"/>
        <text:p text:style-name="P9"/>
      </text:section>
      <text:p text:style-name="P7"/>
      <text:h text:style-name="P13" text:outline-level="2"><text:alphabetical-index-mark-start text:id="IMark350020376"/>plc.py<text:alphabetical-index-mark-end text:id="IMark350020376"/> – <text:alphabetical-index-mark-start text:id="IMark350171800"/><text:span text:style-name="T6">PLC</text:span><text:alphabetical-index-mark-end text:id="IMark350171800"/></text:h>
      <text:p text:style-name="Text_20_body"/>
      <text:section text:style-name="Sect1" text:name="_code._tau4automation._plc.py" text:protected="true">
        <text:section-source xlink:href="../../src/tau4/automation/plc.py" text:filter-name="Text"/>
        <text:p text:style-name="P10">#!/usr/bin/env python3</text:p>
        <text:p text:style-name="P10"># <text:s text:c="2"/>-*- coding: utf8 -*- #</text:p>
        <text:p text:style-name="P10">#</text:p>
        <text:p text:style-name="P10">#</text:p>
        <text:p text:style-name="P10"># <text:s text:c="2"/>Copyright (C) by p.oseidon@datec.at, 1998 - 2016</text:p>
        <text:p text:style-name="P10">#</text:p>
        <text:p text:style-name="P10"># <text:s text:c="2"/>This file is part of tau4.</text:p>
        <text:p text:style-name="P10">#</text:p>
        <text:p text:style-name="P10"># <text:s text:c="2"/>tau4 is free software: you can redistribute it and/or modify</text:p>
        <text:p text:style-name="P10"># <text:s text:c="2"/>it under the terms of the GNU General Public License as published by</text:p>
        <text:p text:style-name="P10"># <text:s text:c="2"/>the Free Software Foundation, either version 3 of the License, or</text:p>
        <text:p text:style-name="P10"># <text:s text:c="2"/>(at your option) any later version.</text:p>
        <text:p text:style-name="P10">#</text:p>
        <text:p text:style-name="P10"># <text:s text:c="2"/>tau4 is distributed in the hope that it will be useful,</text:p>
        <text:p text:style-name="P10"># <text:s text:c="2"/>but WITHOUT ANY WARRANTY; without even the implied warranty of</text:p>
        <text:p text:style-name="P10"># <text:s text:c="2"/>MERCHANTABILITY or FITNESS FOR A PARTICULAR PURPOSE. <text:s/>See the</text:p>
        <text:p text:style-name="P10"># <text:s text:c="2"/>GNU General Public License for more details.</text:p>
        <text:p text:style-name="P10">#</text:p>
        <text:p text:style-name="P10"># <text:s text:c="2"/>You should have received a copy of the GNU General Public License</text:p>
        <text:p text:style-name="P10"># <text:s text:c="2"/>along with tau4. If not, see &lt;http://www.gnu.org/licenses/&gt;.</text:p>
        <text:p text:style-name="P10"/>
        <text:p text:style-name="P10"/>
        <text:p text:style-name="P10">import logging; _Logger = logging.getLogger()</text:p>
        <text:p text:style-name="P10"/>
        <text:p text:style-name="P10">import abc</text:p>
        <text:p text:style-name="P10">from collections import OrderedDict</text:p>
        <text:p text:style-name="P10">import time</text:p>
        <text:p text:style-name="P10"/>
        <text:p text:style-name="P10">from tau4.automation.sm import SM, SMState</text:p>
        <text:p text:style-name="P10">from tau4.data import flex</text:p>
        <text:p text:style-name="P10">from tau4.io.hal.io import IOSpecPool</text:p>
        <text:p text:style-name="P10">from tau4.sweng import overrides, PublisherChannel, Singleton</text:p>
        <text:p text:style-name="P10">from tau4.threads import Cycler</text:p>
        <text:p text:style-name="P10"/>
        <text:p text:style-name="P10"/>
        <text:p text:style-name="P10">class OpMode:</text:p>
        <text:p text:style-name="P10"/>
        <text:p text:style-name="P10"><text:s text:c="4"/>class _Common(metaclass=Singleton):</text:p>
        <text:p text:style-name="P10"/>
        <text:p text:style-name="P10"><text:s text:c="8"/>__switch_AUTO = False</text:p>
        <text:p text:style-name="P10"><text:s text:c="8"/>__switch_EMSTOP = False</text:p>
        <text:p text:style-name="P10"><text:s text:c="8"/>__switch_ENABLE = False</text:p>
        <text:p text:style-name="P10"><text:s text:c="8"/>__switch_ON = False</text:p>
        <text:p text:style-name="P10"><text:s text:c="8"/>__button_START = False</text:p>
        <text:p text:style-name="P10"><text:s text:c="8"/>__button_STOP = False</text:p>
        <text:p text:style-name="P10"/>
        <text:p text:style-name="P10"/>
        <text:p text:style-name="P10"><text:s text:c="8"/>def button_START( self, arg=None):</text:p>
        <text:p text:style-name="P10"><text:s text:c="12"/>if arg is None:</text:p>
        <text:p text:style-name="P10"><text:s text:c="16"/>return self.__button_START</text:p>
        <text:p text:style-name="P10"/>
        <text:p text:style-name="P10"><text:s text:c="12"/>self.__button_START = arg</text:p>
        <text:p text:style-name="P10"><text:s text:c="12"/>return self</text:p>
        <text:p text:style-name="P10"/>
        <text:p text:style-name="P10"><text:s text:c="8"/>def button_STOP( self, arg=None):</text:p>
        <text:p text:style-name="P10"><text:s text:c="12"/>if arg is None:</text:p>
        <text:p text:style-name="P10"><text:s text:c="16"/>return self.__button_STOP</text:p>
        <text:p text:style-name="P10"/>
        <text:p text:style-name="P10"><text:s text:c="12"/>self.__button_STOP = arg</text:p>
        <text:p text:style-name="P10"><text:s text:c="12"/>return self</text:p>
        <text:p text:style-name="P10"/>
        <text:p text:style-name="P10"><text:s text:c="8"/>def switch_AUTO( self, arg=None):</text:p>
        <text:p text:style-name="P10"><text:s text:c="12"/>if arg is None:</text:p>
        <text:p text:style-name="P10"><text:s text:c="16"/>return self.__switch_AUTO</text:p>
        <text:p text:style-name="P10"/>
        <text:p text:style-name="P10"><text:s text:c="12"/>self.__switch_AUTO = arg</text:p>
        <text:p text:style-name="P10"><text:s text:c="12"/>return self</text:p>
        <text:p text:style-name="P10"/>
        <text:p text:style-name="P10"><text:s text:c="8"/>def switch_EMSTOP( self, arg=None):</text:p>
        <text:p text:style-name="P10"><text:s text:c="12"/>if arg is None:</text:p>
        <text:p text:style-name="P10"><text:soft-page-break/><text:s text:c="16"/>return self.__switch_EMSTOP</text:p>
        <text:p text:style-name="P10"/>
        <text:p text:style-name="P10"><text:s text:c="12"/>self.__switch_EMSTOP = arg</text:p>
        <text:p text:style-name="P10"><text:s text:c="12"/>return self</text:p>
        <text:p text:style-name="P10"/>
        <text:p text:style-name="P10"><text:s text:c="8"/>def switch_ENABLE( self, arg=None):</text:p>
        <text:p text:style-name="P10"><text:s text:c="12"/>if arg is None:</text:p>
        <text:p text:style-name="P10"><text:s text:c="16"/>return self.__switch_ENABLE</text:p>
        <text:p text:style-name="P10"/>
        <text:p text:style-name="P10"><text:s text:c="12"/>self.__switch_ENABLE = arg</text:p>
        <text:p text:style-name="P10"><text:s text:c="12"/>return self</text:p>
        <text:p text:style-name="P10"/>
        <text:p text:style-name="P10"><text:s text:c="8"/>def switch_ON( self, arg=None):</text:p>
        <text:p text:style-name="P10"><text:s text:c="12"/>if arg is None:</text:p>
        <text:p text:style-name="P10"><text:s text:c="16"/>return self.__switch_ON</text:p>
        <text:p text:style-name="P10"/>
        <text:p text:style-name="P10"><text:s text:c="12"/>self.__switch_ON = arg</text:p>
        <text:p text:style-name="P10"><text:s text:c="12"/>return self</text:p>
        <text:p text:style-name="P10"/>
        <text:p text:style-name="P10"><text:s text:c="8"/>def switch_EMSTOP( self, arg=None):</text:p>
        <text:p text:style-name="P10"><text:s text:c="12"/>if arg is None:</text:p>
        <text:p text:style-name="P10"><text:s text:c="16"/>return self.__switch_EMSTOP</text:p>
        <text:p text:style-name="P10"/>
        <text:p text:style-name="P10"><text:s text:c="12"/>self.__switch_EMSTOP = arg</text:p>
        <text:p text:style-name="P10"><text:s text:c="12"/>return self</text:p>
        <text:p text:style-name="P10"/>
        <text:p text:style-name="P10"/>
        <text:p text:style-name="P10"><text:s text:c="4"/>class EmStop(SMState):</text:p>
        <text:p text:style-name="P10"/>
        <text:p text:style-name="P10"><text:s text:c="8"/>def condition_EMSTOP_IS_RELEASED( self):</text:p>
        <text:p text:style-name="P10"><text:s text:c="12"/>return not self.common().switch_EMSTOP()</text:p>
        <text:p text:style-name="P10"/>
        <text:p text:style-name="P10"><text:s text:c="8"/>@overrides( SMState)</text:p>
        <text:p text:style-name="P10"><text:s text:c="8"/>def execute( self):</text:p>
        <text:p text:style-name="P10"><text:s text:c="12"/>super().execute() <text:s text:c="2"/># Nur zum Breakpoint-Setzen</text:p>
        <text:p text:style-name="P10"><text:s text:c="12"/>return</text:p>
        <text:p text:style-name="P10"/>
        <text:p text:style-name="P10"><text:s text:c="8"/>@overrides( SMState)</text:p>
        <text:p text:style-name="P10"><text:s text:c="8"/>def value( self):</text:p>
        <text:p text:style-name="P10"><text:s text:c="12"/>return OpModeValues._EMSTOP</text:p>
        <text:p text:style-name="P10"/>
        <text:p text:style-name="P10"/>
        <text:p text:style-name="P10"><text:s text:c="4"/>class Off(SMState):</text:p>
        <text:p text:style-name="P10"/>
        <text:p text:style-name="P10"><text:s text:c="8"/>def condition__SWITCH_ON_IS_ON( self):</text:p>
        <text:p text:style-name="P10"><text:s text:c="12"/>return self.common().switch_ON()</text:p>
        <text:p text:style-name="P10"/>
        <text:p text:style-name="P10"><text:s text:c="8"/>def condition__EMSTOP_IS_PRESSED( self):</text:p>
        <text:p text:style-name="P10"><text:s text:c="12"/>return self.common().switch_EMSTOP()</text:p>
        <text:p text:style-name="P10"/>
        <text:p text:style-name="P10"><text:s text:c="8"/>@overrides( SMState)</text:p>
        <text:p text:style-name="P10"><text:s text:c="8"/>def execute( self):</text:p>
        <text:p text:style-name="P10"><text:s text:c="12"/>super().execute() <text:s text:c="2"/># Nur zum Breakpoint-Setzen</text:p>
        <text:p text:style-name="P10"><text:s text:c="12"/>return</text:p>
        <text:p text:style-name="P10"/>
        <text:p text:style-name="P10"><text:s text:c="8"/>@overrides( SMState)</text:p>
        <text:p text:style-name="P10"><text:s text:c="8"/>def value( self):</text:p>
        <text:p text:style-name="P10"><text:s text:c="12"/>return OpModeValues._OFF</text:p>
        <text:p text:style-name="P10"/>
        <text:p text:style-name="P10"/>
        <text:p text:style-name="P10"><text:s text:c="4"/>class On(SMState):</text:p>
        <text:p text:style-name="P10"/>
        <text:p text:style-name="P10"><text:s text:c="8"/>def condition__SWITCH_AUTO_IS_OFF( self):</text:p>
        <text:p text:style-name="P10"><text:s text:c="12"/>return not self.common().switch_AUTO()</text:p>
        <text:p text:style-name="P10"/>
        <text:p text:style-name="P10"><text:s text:c="8"/>def condition__SWITCH_AUTO_IS_ON( self):</text:p>
        <text:p text:style-name="P10"><text:s text:c="12"/>return self.common().switch_AUTO()</text:p>
        <text:p text:style-name="P10"/>
        <text:p text:style-name="P10"><text:s text:c="8"/>def condition__SWITCH_ON_IS_OFF( self):</text:p>
        <text:p text:style-name="P10"><text:s text:c="12"/>return not self.common().switch_ON()</text:p>
        <text:p text:style-name="P10"/>
        <text:p text:style-name="P10"><text:s text:c="8"/>def condition__EMSTOP_IS_PRESSED( self):</text:p>
        <text:p text:style-name="P10"><text:s text:c="12"/>return self.common().switch_EMSTOP()</text:p>
        <text:p text:style-name="P10"/>
        <text:p text:style-name="P10"><text:s text:c="8"/>@overrides( SMState)</text:p>
        <text:p text:style-name="P10"><text:s text:c="8"/>def execute( self):</text:p>
        <text:p text:style-name="P10"><text:s text:c="12"/>super().execute() <text:s text:c="2"/># Nur zum Breakpoint-Setzen</text:p>
        <text:p text:style-name="P10"><text:s text:c="12"/>return</text:p>
        <text:p text:style-name="P10"/>
        <text:p text:style-name="P10"><text:s text:c="8"/>@overrides( SMState)</text:p>
        <text:p text:style-name="P10"><text:s text:c="8"/>def value( self):</text:p>
        <text:p text:style-name="P10"><text:s text:c="12"/>return OpModeValues._ON</text:p>
        <text:p text:style-name="P10"/>
        <text:p text:style-name="P10"/>
        <text:p text:style-name="P10"><text:s text:c="4"/>class Manu:</text:p>
        <text:p text:style-name="P10"/>
        <text:p text:style-name="P10"><text:s text:c="8"/>class Idle(SMState):</text:p>
        <text:p text:style-name="P10"/>
        <text:p text:style-name="P10"><text:s text:c="12"/>def condition__SWITCH_AUTO_IS_OFF( self):</text:p>
        <text:p text:style-name="P10"><text:s text:c="16"/>return not self.common().switch_AUTO()</text:p>
        <text:p text:style-name="P10"/>
        <text:p text:style-name="P10"><text:s text:c="12"/>def condition__SWITCH_AUTO_IS_ON( self):</text:p>
        <text:p text:style-name="P10"><text:s text:c="16"/>return self.common().switch_AUTO()</text:p>
        <text:p text:style-name="P10"/>
        <text:p text:style-name="P10"><text:s text:c="12"/>def condition__SWITCH_ENABLE_IS_ON( self):</text:p>
        <text:p text:style-name="P10"><text:s text:c="16"/>return self.common().switch_ENABLE()</text:p>
        <text:p text:style-name="P10"/>
        <text:p text:style-name="P10"><text:soft-page-break/><text:s text:c="12"/>def condition__SWITCH_ON_IS_OFF( self):</text:p>
        <text:p text:style-name="P10"><text:s text:c="16"/>return not self.common().switch_ON()</text:p>
        <text:p text:style-name="P10"/>
        <text:p text:style-name="P10"><text:s text:c="12"/>def condition__EMSTOP_IS_PRESSED( self):</text:p>
        <text:p text:style-name="P10"><text:s text:c="16"/>return self.common().switch_EMSTOP()</text:p>
        <text:p text:style-name="P10"/>
        <text:p text:style-name="P10"><text:s text:c="12"/>@overrides( SMState)</text:p>
        <text:p text:style-name="P10"><text:s text:c="12"/>def execute( self):</text:p>
        <text:p text:style-name="P10"><text:s text:c="16"/>super().execute() <text:s text:c="2"/># Nur zum Breakpoint-Setzen</text:p>
        <text:p text:style-name="P10"><text:s text:c="16"/>return</text:p>
        <text:p text:style-name="P10"/>
        <text:p text:style-name="P10"><text:s text:c="12"/>@overrides( SMState)</text:p>
        <text:p text:style-name="P10"><text:s text:c="12"/>def value( self):</text:p>
        <text:p text:style-name="P10"><text:s text:c="16"/>return OpModeValues.MANU._IDLE</text:p>
        <text:p text:style-name="P10"/>
        <text:p text:style-name="P10"/>
        <text:p text:style-name="P10"><text:s text:c="8"/>class Ready(SMState):</text:p>
        <text:p text:style-name="P10"/>
        <text:p text:style-name="P10"><text:s text:c="12"/>def condition__SWITCH_AUTO_IS_OFF( self):</text:p>
        <text:p text:style-name="P10"><text:s text:c="16"/>return not self.common().switch_AUTO()</text:p>
        <text:p text:style-name="P10"/>
        <text:p text:style-name="P10"><text:s text:c="12"/>def condition__SWITCH_AUTO_IS_ON( self):</text:p>
        <text:p text:style-name="P10"><text:s text:c="16"/>return self.common().switch_AUTO()</text:p>
        <text:p text:style-name="P10"/>
        <text:p text:style-name="P10"><text:s text:c="12"/>def condition__SWITCH_ENABLE_IS_OFF( self):</text:p>
        <text:p text:style-name="P10"><text:s text:c="16"/>return not self.common().switch_ENABLE()</text:p>
        <text:p text:style-name="P10"/>
        <text:p text:style-name="P10"><text:s text:c="12"/>def condition__SWITCH_ON_IS_OFF( self):</text:p>
        <text:p text:style-name="P10"><text:s text:c="16"/>return not self.common().switch_ON()</text:p>
        <text:p text:style-name="P10"/>
        <text:p text:style-name="P10"><text:s text:c="12"/>def condition__EMSTOP_IS_PRESSED( self):</text:p>
        <text:p text:style-name="P10"><text:s text:c="16"/>return self.common().switch_EMSTOP()</text:p>
        <text:p text:style-name="P10"/>
        <text:p text:style-name="P10"><text:s text:c="12"/>@overrides( SMState)</text:p>
        <text:p text:style-name="P10"><text:s text:c="12"/>def execute( self):</text:p>
        <text:p text:style-name="P10"><text:s text:c="16"/>super().execute() <text:s text:c="2"/># Nur zum Breakpoint-Setzen</text:p>
        <text:p text:style-name="P10"><text:s text:c="16"/>return</text:p>
        <text:p text:style-name="P10"/>
        <text:p text:style-name="P10"><text:s text:c="12"/>@overrides( SMState)</text:p>
        <text:p text:style-name="P10"><text:s text:c="12"/>def value( self):</text:p>
        <text:p text:style-name="P10"><text:s text:c="16"/>return OpModeValues.MANU._READY</text:p>
        <text:p text:style-name="P10"/>
        <text:p text:style-name="P10"/>
        <text:p text:style-name="P10"><text:s text:c="4"/>class Auto:</text:p>
        <text:p text:style-name="P10"/>
        <text:p text:style-name="P10"><text:s text:c="8"/>class Idle(SMState):</text:p>
        <text:p text:style-name="P10"/>
        <text:p text:style-name="P10"><text:s text:c="12"/>def condition__SWITCH_AUTO_IS_OFF( self):</text:p>
        <text:p text:style-name="P10"><text:s text:c="16"/>return not self.common().switch_AUTO()</text:p>
        <text:p text:style-name="P10"/>
        <text:p text:style-name="P10"><text:s text:c="12"/>def condition__SWITCH_ENABLE_IS_OFF( self):</text:p>
        <text:p text:style-name="P10"><text:s text:c="16"/>return not self.common().switch_ENABLE()</text:p>
        <text:p text:style-name="P10"/>
        <text:p text:style-name="P10"><text:s text:c="12"/>def condition__SWITCH_ENABLE_IS_ON( self):</text:p>
        <text:p text:style-name="P10"><text:s text:c="16"/>return self.common().switch_ENABLE()</text:p>
        <text:p text:style-name="P10"/>
        <text:p text:style-name="P10"><text:s text:c="12"/>def condition__SWITCH_ON_IS_OFF( self):</text:p>
        <text:p text:style-name="P10"><text:s text:c="16"/>return not self.common().switch_ON()</text:p>
        <text:p text:style-name="P10"/>
        <text:p text:style-name="P10"><text:s text:c="12"/>def condition__EMSTOP_IS_PRESSED( self):</text:p>
        <text:p text:style-name="P10"><text:s text:c="16"/>return self.common().switch_EMSTOP()</text:p>
        <text:p text:style-name="P10"/>
        <text:p text:style-name="P10"><text:s text:c="12"/>@overrides( SMState)</text:p>
        <text:p text:style-name="P10"><text:s text:c="12"/>def execute( self):</text:p>
        <text:p text:style-name="P10"><text:s text:c="16"/>super().execute() <text:s text:c="2"/># Nur zum Breakpoint-Setzen</text:p>
        <text:p text:style-name="P10"><text:s text:c="16"/>return</text:p>
        <text:p text:style-name="P10"/>
        <text:p text:style-name="P10"><text:s text:c="12"/>@overrides( SMState)</text:p>
        <text:p text:style-name="P10"><text:s text:c="12"/>def value( self):</text:p>
        <text:p text:style-name="P10"><text:s text:c="16"/>return OpModeValues.AUTO._IDLE</text:p>
        <text:p text:style-name="P10"/>
        <text:p text:style-name="P10"/>
        <text:p text:style-name="P10"><text:s text:c="8"/>class Ready(SMState):</text:p>
        <text:p text:style-name="P10"/>
        <text:p text:style-name="P10"><text:s text:c="12"/>def close( self):</text:p>
        <text:p text:style-name="P10"><text:s text:c="16"/>if self.common().button_START():</text:p>
        <text:p text:style-name="P10"><text:s text:c="20"/>self.common().button_START( False)</text:p>
        <text:p text:style-name="P10"/>
        <text:p text:style-name="P10"><text:s text:c="16"/>super().close()</text:p>
        <text:p text:style-name="P10"><text:s text:c="16"/>return self</text:p>
        <text:p text:style-name="P10"/>
        <text:p text:style-name="P10"><text:s text:c="12"/>def condition__BUTTON_START_IS_PRESSED( self):</text:p>
        <text:p text:style-name="P10"><text:s text:c="16"/>return self.common().button_START()</text:p>
        <text:p text:style-name="P10"/>
        <text:p text:style-name="P10"><text:s text:c="12"/>def condition__SWITCH_AUTO_IS_OFF( self):</text:p>
        <text:p text:style-name="P10"><text:s text:c="16"/>return not self.common().switch_AUTO()</text:p>
        <text:p text:style-name="P10"/>
        <text:p text:style-name="P10"><text:s text:c="12"/>def condition__SWITCH_AUTO_IS_ON( self):</text:p>
        <text:p text:style-name="P10"><text:s text:c="16"/>return self.common().switch_AUTO()</text:p>
        <text:p text:style-name="P10"/>
        <text:p text:style-name="P10"><text:s text:c="12"/>def condition__SWITCH_ENABLE_IS_OFF( self):</text:p>
        <text:p text:style-name="P10"><text:s text:c="16"/>return not self.common().switch_ENABLE()</text:p>
        <text:p text:style-name="P10"/>
        <text:p text:style-name="P10"><text:s text:c="12"/>def condition__SWITCH_ON_IS_OFF( self):</text:p>
        <text:p text:style-name="P10"><text:s text:c="16"/>return not self.common().switch_ON()</text:p>
        <text:p text:style-name="P10"/>
        <text:p text:style-name="P10"><text:s text:c="12"/>def condition__EMSTOP_IS_PRESSED( self):</text:p>
        <text:p text:style-name="P10"><text:soft-page-break/><text:s text:c="16"/>return self.common().switch_EMSTOP()</text:p>
        <text:p text:style-name="P10"/>
        <text:p text:style-name="P10"><text:s text:c="12"/>@overrides( SMState)</text:p>
        <text:p text:style-name="P10"><text:s text:c="12"/>def execute( self):</text:p>
        <text:p text:style-name="P10"><text:s text:c="16"/>super().execute() <text:s text:c="2"/># Nur zum Breakpoint-Setzen</text:p>
        <text:p text:style-name="P10"><text:s text:c="16"/>return</text:p>
        <text:p text:style-name="P10"/>
        <text:p text:style-name="P10"><text:s text:c="12"/>@overrides( SMState)</text:p>
        <text:p text:style-name="P10"><text:s text:c="12"/>def value( self):</text:p>
        <text:p text:style-name="P10"><text:s text:c="16"/>return OpModeValues.AUTO._READY</text:p>
        <text:p text:style-name="P10"/>
        <text:p text:style-name="P10"/>
        <text:p text:style-name="P10"><text:s text:c="8"/>class Running(SMState):</text:p>
        <text:p text:style-name="P10"/>
        <text:p text:style-name="P10"><text:s text:c="12"/>def close( self):</text:p>
        <text:p text:style-name="P10"><text:s text:c="16"/>if self.common().button_STOP():</text:p>
        <text:p text:style-name="P10"><text:s text:c="20"/>self.common().button_STOP( False)</text:p>
        <text:p text:style-name="P10"/>
        <text:p text:style-name="P10"><text:s text:c="16"/>super().close()</text:p>
        <text:p text:style-name="P10"><text:s text:c="16"/>return self</text:p>
        <text:p text:style-name="P10"/>
        <text:p text:style-name="P10"><text:s text:c="12"/>def condition__BUTTON_STOP_IS_PRESSED( self):</text:p>
        <text:p text:style-name="P10"><text:s text:c="16"/>return self.common().button_STOP()</text:p>
        <text:p text:style-name="P10"/>
        <text:p text:style-name="P10"><text:s text:c="12"/>def condition__SWITCH_AUTO_IS_OFF( self):</text:p>
        <text:p text:style-name="P10"><text:s text:c="16"/>return not self.common().switch_AUTO()</text:p>
        <text:p text:style-name="P10"/>
        <text:p text:style-name="P10"><text:s text:c="12"/>def condition__SWITCH_AUTO_IS_ON( self):</text:p>
        <text:p text:style-name="P10"><text:s text:c="16"/>return self.common().switch_AUTO()</text:p>
        <text:p text:style-name="P10"/>
        <text:p text:style-name="P10"><text:s text:c="12"/>def condition__SWITCH_ENABLE_IS_OFF( self):</text:p>
        <text:p text:style-name="P10"><text:s text:c="16"/>return not self.common().switch_ENABLE()</text:p>
        <text:p text:style-name="P10"/>
        <text:p text:style-name="P10"><text:s text:c="12"/>def condition__SWITCH_ON_IS_OFF( self):</text:p>
        <text:p text:style-name="P10"><text:s text:c="16"/>return not self.common().switch_ON()</text:p>
        <text:p text:style-name="P10"/>
        <text:p text:style-name="P10"><text:s text:c="12"/>def condition__EMSTOP_IS_PRESSED( self):</text:p>
        <text:p text:style-name="P10"><text:s text:c="16"/>return self.common().switch_EMSTOP()</text:p>
        <text:p text:style-name="P10"/>
        <text:p text:style-name="P10"><text:s text:c="12"/>@overrides( SMState)</text:p>
        <text:p text:style-name="P10"><text:s text:c="12"/>def execute( self):</text:p>
        <text:p text:style-name="P10"><text:s text:c="16"/>super().execute() <text:s text:c="2"/># Nur zum Breakpoint-Setzen</text:p>
        <text:p text:style-name="P10"><text:s text:c="16"/>return</text:p>
        <text:p text:style-name="P10"/>
        <text:p text:style-name="P10"><text:s text:c="12"/>@overrides( SMState)</text:p>
        <text:p text:style-name="P10"><text:s text:c="12"/>def value( self):</text:p>
        <text:p text:style-name="P10"><text:s text:c="16"/>return OpModeValues.AUTO._RUNNING</text:p>
        <text:p text:style-name="P10"/>
        <text:p text:style-name="P10"/>
        <text:p text:style-name="P10"/>
        <text:p text:style-name="P10"/>
        <text:p text:style-name="P10"><text:s text:c="4"/>def __init__( self):</text:p>
        <text:p text:style-name="P10"><text:s text:c="8"/>_SMSTable = {\</text:p>
        <text:p text:style-name="P10"><text:s text:c="12"/>self.Off(): \</text:p>
        <text:p text:style-name="P10"><text:s text:c="16"/>[ \</text:p>
        <text:p text:style-name="P10"><text:s text:c="20"/>(self.Off().condition__SWITCH_ON_IS_ON, self.On()),</text:p>
        <text:p text:style-name="P10"><text:s text:c="20"/>(self.Off().condition__EMSTOP_IS_PRESSED, self.EmStop()),</text:p>
        <text:p text:style-name="P10"><text:s text:c="16"/>],</text:p>
        <text:p text:style-name="P10"/>
        <text:p text:style-name="P10"><text:s text:c="12"/>self.On():</text:p>
        <text:p text:style-name="P10"><text:s text:c="16"/>[ \</text:p>
        <text:p text:style-name="P10"><text:s text:c="20"/>(self.On().condition__SWITCH_AUTO_IS_ON, self.Auto.Idle()),</text:p>
        <text:p text:style-name="P10"><text:s text:c="20"/>(self.On().condition__SWITCH_AUTO_IS_OFF, self.Manu.Idle()),</text:p>
        <text:p text:style-name="P10"><text:s text:c="16"/>],</text:p>
        <text:p text:style-name="P10"/>
        <text:p text:style-name="P10"><text:s text:c="12"/>self.Manu.Idle():</text:p>
        <text:p text:style-name="P10"><text:s text:c="16"/>[ \</text:p>
        <text:p text:style-name="P10"><text:s text:c="20"/>(self.Manu.Idle().condition__SWITCH_AUTO_IS_ON, self.Auto.Idle()),</text:p>
        <text:p text:style-name="P10"><text:s text:c="20"/>(self.Manu.Idle().condition__SWITCH_ENABLE_IS_ON, OpMode.Manu.Ready()),</text:p>
        <text:p text:style-name="P10"><text:s text:c="20"/>(self.Manu.Idle().condition__SWITCH_ON_IS_OFF, self.Off()),</text:p>
        <text:p text:style-name="P10"><text:s text:c="16"/>],</text:p>
        <text:p text:style-name="P10"/>
        <text:p text:style-name="P10"><text:s text:c="12"/>OpMode.Manu.Ready():</text:p>
        <text:p text:style-name="P10"><text:s text:c="16"/>[ \</text:p>
        <text:p text:style-name="P10"><text:s text:c="20"/>(OpMode.Manu.Ready().condition__SWITCH_AUTO_IS_ON, self.Manu.Idle()),</text:p>
        <text:p text:style-name="P10"><text:s text:c="20"/>(OpMode.Manu.Ready().condition__SWITCH_ENABLE_IS_OFF, self.Manu.Idle()),</text:p>
        <text:p text:style-name="P10"><text:s text:c="20"/>(OpMode.Manu.Ready().condition__SWITCH_ON_IS_OFF, self.Off()),</text:p>
        <text:p text:style-name="P10"><text:s text:c="16"/>],</text:p>
        <text:p text:style-name="P10"/>
        <text:p text:style-name="P10"><text:s text:c="12"/>OpMode.Auto.Idle():</text:p>
        <text:p text:style-name="P10"><text:s text:c="16"/>[ \</text:p>
        <text:p text:style-name="P10"><text:s text:c="20"/>(OpMode.Auto.Idle().condition__SWITCH_ON_IS_OFF, OpMode.Off()),</text:p>
        <text:p text:style-name="P10"><text:s text:c="20"/>(OpMode.Auto.Idle().condition__SWITCH_AUTO_IS_OFF, OpMode.Manu.Idle()),</text:p>
        <text:p text:style-name="P10"><text:s text:c="20"/>(OpMode.Auto.Idle().condition__SWITCH_ENABLE_IS_ON, OpMode.Auto.Ready()),</text:p>
        <text:p text:style-name="P10"><text:s text:c="16"/>],</text:p>
        <text:p text:style-name="P10"/>
        <text:p text:style-name="P10"><text:s text:c="12"/>OpMode.Auto.Ready():</text:p>
        <text:p text:style-name="P10"><text:s text:c="16"/>[ \</text:p>
        <text:p text:style-name="P10"><text:s text:c="20"/>(OpMode.Auto.Ready().condition__SWITCH_AUTO_IS_OFF, self.Auto.Idle()),</text:p>
        <text:p text:style-name="P10"><text:s text:c="20"/>(OpMode.Auto.Idle().condition__SWITCH_ENABLE_IS_OFF, self.Auto.Idle()),</text:p>
        <text:p text:style-name="P10"><text:s text:c="20"/>(OpMode.Auto.Ready().condition__SWITCH_ON_IS_OFF, self.Off()),</text:p>
        <text:p text:style-name="P10"><text:s text:c="20"/>(OpMode.Auto.Ready().condition__BUTTON_START_IS_PRESSED, OpMode.Auto.Running()),</text:p>
        <text:p text:style-name="P10"><text:s text:c="16"/>],</text:p>
        <text:p text:style-name="P10"/>
        <text:p text:style-name="P10"><text:s text:c="12"/>OpMode.Auto.Running():</text:p>
        <text:p text:style-name="P10"><text:s text:c="16"/>[ \</text:p>
        <text:p text:style-name="P10"><text:s text:c="20"/>(OpMode.Auto.Running().condition__SWITCH_AUTO_IS_OFF, OpMode.Auto.Ready()),</text:p>
        <text:p text:style-name="P10"><text:soft-page-break/><text:s text:c="20"/>(OpMode.Auto.Running().condition__SWITCH_ENABLE_IS_OFF, OpMode.Auto.Ready()),</text:p>
        <text:p text:style-name="P10"><text:s text:c="20"/>(OpMode.Auto.Running().condition__SWITCH_ON_IS_OFF, OpMode.Off()),</text:p>
        <text:p text:style-name="P10"><text:s text:c="20"/>(OpMode.Auto.Running().condition__BUTTON_STOP_IS_PRESSED, OpMode.Auto.Ready()),</text:p>
        <text:p text:style-name="P10"><text:s text:c="16"/>],</text:p>
        <text:p text:style-name="P10"/>
        <text:p text:style-name="P10"><text:s text:c="12"/>OpMode.EmStop(): \</text:p>
        <text:p text:style-name="P10"><text:s text:c="16"/>[ \</text:p>
        <text:p text:style-name="P10"><text:s text:c="20"/>(OpMode.EmStop().condition_EMSTOP_IS_RELEASED, OpMode.Off()),</text:p>
        <text:p text:style-name="P10"><text:s text:c="16"/>],</text:p>
        <text:p text:style-name="P10"/>
        <text:p text:style-name="P10"><text:s text:c="8"/>}</text:p>
        <text:p text:style-name="P10"/>
        <text:p text:style-name="P10"><text:s text:c="8"/>self.__sm = SM( _SMSTable, self.Off(), self._Common())</text:p>
        <text:p text:style-name="P10"><text:s text:c="8"/>return</text:p>
        <text:p text:style-name="P10"/>
        <text:p text:style-name="P10"><text:s text:c="4"/>### Query the actual operation mode</text:p>
        <text:p text:style-name="P10"><text:s text:c="4"/>#</text:p>
        <text:p text:style-name="P10"><text:s text:c="4"/>def is_AUTO( self):</text:p>
        <text:p text:style-name="P10"><text:s text:c="8"/>return self.sm().smstate_current() is self.Auto()</text:p>
        <text:p text:style-name="P10"/>
        <text:p text:style-name="P10"><text:s text:c="4"/>def is_AUTO_AND_READY( self):</text:p>
        <text:p text:style-name="P10"><text:s text:c="8"/>return self.sm().smstate_current() is OpMode.Auto.Ready()</text:p>
        <text:p text:style-name="P10"/>
        <text:p text:style-name="P10"><text:s text:c="4"/>def is_AUTO_AND_RUNNING( self):</text:p>
        <text:p text:style-name="P10"><text:s text:c="8"/>return self.sm().smstate_current() is OpMode.Auto.Running()</text:p>
        <text:p text:style-name="P10"/>
        <text:p text:style-name="P10"><text:s text:c="4"/>def is_OFF( self):</text:p>
        <text:p text:style-name="P10"><text:s text:c="8"/>return self.sm().smstate_current() is self.Off()</text:p>
        <text:p text:style-name="P10"/>
        <text:p text:style-name="P10"><text:s text:c="4"/>def is_MANU( self):</text:p>
        <text:p text:style-name="P10"><text:s text:c="8"/>return self.sm().smstate_current() is self.Manu()</text:p>
        <text:p text:style-name="P10"/>
        <text:p text:style-name="P10"><text:s text:c="4"/>def is_MANU_AND_READY( self):</text:p>
        <text:p text:style-name="P10"><text:s text:c="8"/>return self.sm().smstate_current() is OpMode.Manu.Ready()</text:p>
        <text:p text:style-name="P10"/>
        <text:p text:style-name="P10"><text:s text:c="4"/>def is_ON( self):</text:p>
        <text:p text:style-name="P10"><text:s text:c="8"/>return self.sm().smstate_current() is self.On()</text:p>
        <text:p text:style-name="P10"/>
        <text:p text:style-name="P10"><text:s text:c="4"/>### Change the actual operation mode</text:p>
        <text:p text:style-name="P10"><text:s text:c="4"/>#</text:p>
        <text:p text:style-name="P10"><text:s text:c="4"/>def button_START( self, arg):</text:p>
        <text:p text:style-name="P10"><text:s text:c="8"/>self.sm().common().button_START( arg)</text:p>
        <text:p text:style-name="P10"><text:s text:c="8"/>return self</text:p>
        <text:p text:style-name="P10"/>
        <text:p text:style-name="P10"><text:s text:c="4"/>def button_STOP( self, arg):</text:p>
        <text:p text:style-name="P10"><text:s text:c="8"/>self.sm().common().button_STOP( arg)</text:p>
        <text:p text:style-name="P10"><text:s text:c="8"/>return self</text:p>
        <text:p text:style-name="P10"/>
        <text:p text:style-name="P10"><text:s text:c="4"/>def switch_AUTO( self, arg):</text:p>
        <text:p text:style-name="P10"><text:s text:c="8"/>self.sm().common().switch_AUTO( arg)</text:p>
        <text:p text:style-name="P10"><text:s text:c="8"/>return self</text:p>
        <text:p text:style-name="P10"/>
        <text:p text:style-name="P10"><text:s text:c="4"/>def switch_ENABLE( self, arg):</text:p>
        <text:p text:style-name="P10"><text:s text:c="8"/>self.sm().common().switch_ENABLE( arg)</text:p>
        <text:p text:style-name="P10"><text:s text:c="8"/>return self</text:p>
        <text:p text:style-name="P10"/>
        <text:p text:style-name="P10"><text:s text:c="4"/>def switch_ON( self, arg):</text:p>
        <text:p text:style-name="P10"><text:s text:c="8"/>self.sm().common().switch_ON( arg)</text:p>
        <text:p text:style-name="P10"><text:s text:c="8"/>return self</text:p>
        <text:p text:style-name="P10"/>
        <text:p text:style-name="P10"><text:s text:c="4"/>def switch_EMSTOP( self, arg):</text:p>
        <text:p text:style-name="P10"><text:s text:c="8"/>self.sm().common().switch_EMSTOP( arg)</text:p>
        <text:p text:style-name="P10"><text:s text:c="8"/>return self</text:p>
        <text:p text:style-name="P10"/>
        <text:p text:style-name="P10"><text:s text:c="4"/>### Some queries besicdes the one about the iperation mode</text:p>
        <text:p text:style-name="P10"><text:s text:c="4"/>#</text:p>
        <text:p text:style-name="P10"><text:s text:c="4"/>def name( self):</text:p>
        <text:p text:style-name="P10"><text:s text:c="8"/>return self.sm().fv_smstatename_current().value()</text:p>
        <text:p text:style-name="P10"/>
        <text:p text:style-name="P10"><text:s text:c="4"/>def sm( self):</text:p>
        <text:p text:style-name="P10"><text:s text:c="8"/>return self.__sm</text:p>
        <text:p text:style-name="P10"/>
        <text:p text:style-name="P10"/>
        <text:p text:style-name="P10">class OpModeValues:</text:p>
        <text:p text:style-name="P10"/>
        <text:p text:style-name="P10"><text:s text:c="4"/>_OFF = 0</text:p>
        <text:p text:style-name="P10"><text:s text:c="4"/>_ON = 1</text:p>
        <text:p text:style-name="P10"/>
        <text:p text:style-name="P10"><text:s text:c="4"/>class MANU:</text:p>
        <text:p text:style-name="P10"/>
        <text:p text:style-name="P10"><text:s text:c="8"/>_IDLE = 10</text:p>
        <text:p text:style-name="P10"><text:s text:c="8"/>_READY = 11</text:p>
        <text:p text:style-name="P10"/>
        <text:p text:style-name="P10"/>
        <text:p text:style-name="P10"><text:s text:c="4"/>class AUTO:</text:p>
        <text:p text:style-name="P10"/>
        <text:p text:style-name="P10"><text:s text:c="8"/>_IDLE = 20</text:p>
        <text:p text:style-name="P10"><text:s text:c="8"/>_READY = 21</text:p>
        <text:p text:style-name="P10"><text:s text:c="8"/>_RUNNING = 22</text:p>
        <text:p text:style-name="P10"/>
        <text:p text:style-name="P10"><text:s text:c="4"/>_EMSTOP = 9</text:p>
        <text:p text:style-name="P10"/>
        <text:p text:style-name="P10"/>
        <text:p text:style-name="P10">class OpModeNameFinder(metaclass=Singleton):</text:p>
        <text:p text:style-name="P10"/>
        <text:p text:style-name="P10"><text:s text:c="4"/>def name( self, value):</text:p>
        <text:p text:style-name="P10"><text:s text:c="8"/>return \</text:p>
        <text:p text:style-name="P10"><text:soft-page-break/><text:s text:c="12"/>{</text:p>
        <text:p text:style-name="P10"><text:s text:c="16"/>OpModeValues._OFF: "OFF",</text:p>
        <text:p text:style-name="P10"><text:s text:c="16"/>OpModeValues._ON: "ON",</text:p>
        <text:p text:style-name="P10"><text:s text:c="16"/>OpModeValues._EMSTOP: "EMSTOP",</text:p>
        <text:p text:style-name="P10"><text:s text:c="16"/>OpModeValues.MANU._IDLE: "MANU - IDLE",</text:p>
        <text:p text:style-name="P10"><text:s text:c="16"/>OpModeValues.MANU._READY: "MANU - READY",</text:p>
        <text:p text:style-name="P10"><text:s text:c="16"/>OpModeValues.AUTO._IDLE: "AUTO - IDLE",</text:p>
        <text:p text:style-name="P10"><text:s text:c="16"/>OpModeValues.AUTO._READY: "AUTO - READY",</text:p>
        <text:p text:style-name="P10"><text:s text:c="16"/>OpModeValues.AUTO._RUNNING: "AUTO - RUNNING",</text:p>
        <text:p text:style-name="P10"/>
        <text:p text:style-name="P10"><text:s text:c="12"/>}[ value]</text:p>
        <text:p text:style-name="P10"/>
        <text:p text:style-name="P10"/>
        <text:p text:style-name="P10">class PLC(Cycler, metaclass=abc.ABCMeta):</text:p>
        <text:p text:style-name="P10"/>
        <text:p text:style-name="P10"><text:s text:c="4"/>"""SPS.</text:p>
        <text:p text:style-name="P10"/>
        <text:p text:style-name="P10"><text:s text:c="4"/>Eine SPS ist üblicherweise der "Schrittmacher" in Automatisierungslösungen.</text:p>
        <text:p text:style-name="P10"><text:s text:c="4"/>"""</text:p>
        <text:p text:style-name="P10"/>
        <text:p text:style-name="P10"><text:s text:c="4"/>def __init__( self, *, cycletime_plc, cycletime_ios, is_daemon, startdelay=0):</text:p>
        <text:p text:style-name="P10"><text:s text:c="8"/>"""</text:p>
        <text:p text:style-name="P10"/>
        <text:p text:style-name="P10"><text:s text:c="8"/>:param <text:s/>iainps:</text:p>
        <text:p text:style-name="P10"><text:s text:c="12"/>Appspez. interne I/Os. Müssen Hier angegeben werden, damit sie zur</text:p>
        <text:p text:style-name="P10"><text:s text:c="12"/>richtigen Zeit execute()ed werden können. Definition und Ausführung</text:p>
        <text:p text:style-name="P10"><text:s text:c="12"/>liegen völlig im Einflussbereich der App.</text:p>
        <text:p text:style-name="P10"/>
        <text:p text:style-name="P10"><text:s text:c="8"/>Usage::</text:p>
        <text:p text:style-name="P10"><text:s text:c="12"/>2DO: Code aus iio hier her kopieren.</text:p>
        <text:p text:style-name="P10"><text:s text:c="8"/>"""</text:p>
        <text:p text:style-name="P10"><text:s text:c="8"/>super().__init__( cycletime=cycletime_plc, udata=None, is_daemon=is_daemon)</text:p>
        <text:p text:style-name="P10"/>
        <text:p text:style-name="P10"><text:s text:c="8"/>self.__jobs = []</text:p>
        <text:p text:style-name="P10"><text:s text:c="8"/>self.__jobindexes = dict( list( zip( [ job.id() for job in self.__jobs], list( range( len( self.__jobs))))))</text:p>
        <text:p text:style-name="P10"/>
        <text:p text:style-name="P10"><text:s text:c="8"/>self.__operationmode = OpMode()</text:p>
        <text:p text:style-name="P10"><text:s text:c="8"/>return</text:p>
        <text:p text:style-name="P10"/>
        <text:p text:style-name="P10"><text:s text:c="4"/>def _inps_execute_( self):</text:p>
        <text:p text:style-name="P10"><text:s text:c="8"/>IOSpecPool().execute_inps()</text:p>
        <text:p text:style-name="P10"><text:s text:c="8"/>return</text:p>
        <text:p text:style-name="P10"/>
        <text:p text:style-name="P10"><text:s text:c="4"/>def _outs_execute_( self):</text:p>
        <text:p text:style-name="P10"><text:s text:c="8"/>IOSpecPool().execute_outs()</text:p>
        <text:p text:style-name="P10"><text:s text:c="8"/>return</text:p>
        <text:p text:style-name="P10"/>
        <text:p text:style-name="P10"><text:s text:c="4"/>@abc.abstractmethod</text:p>
        <text:p text:style-name="P10"><text:s text:c="4"/>def _iinps_execute_( self):</text:p>
        <text:p text:style-name="P10"><text:s text:c="8"/>"""Interne Inputs lesen.</text:p>
        <text:p text:style-name="P10"/>
        <text:p text:style-name="P10"><text:s text:c="8"/>Beispiel::</text:p>
        <text:p text:style-name="P10"><text:s text:c="12"/>@overrides( automation.PLC)</text:p>
        <text:p text:style-name="P10"><text:s text:c="12"/>def _iinps_execute_( self):</text:p>
        <text:p text:style-name="P10"><text:s text:c="16"/>iIOs().idinps_plc().execute()</text:p>
        <text:p text:style-name="P10"><text:s text:c="16"/>return</text:p>
        <text:p text:style-name="P10"><text:s text:c="8"/>"""</text:p>
        <text:p text:style-name="P10"><text:s text:c="8"/>pass</text:p>
        <text:p text:style-name="P10"/>
        <text:p text:style-name="P10"><text:s text:c="4"/>@abc.abstractmethod</text:p>
        <text:p text:style-name="P10"><text:s text:c="4"/>def _iouts_execute_( self):</text:p>
        <text:p text:style-name="P10"><text:s text:c="8"/>"""Interne Outouts schreiben.</text:p>
        <text:p text:style-name="P10"/>
        <text:p text:style-name="P10"><text:s text:c="8"/>Beispiel::</text:p>
        <text:p text:style-name="P10"><text:s text:c="12"/>@overrides( automation.PLC)</text:p>
        <text:p text:style-name="P10"><text:s text:c="12"/>def _iouts_execute_( self):</text:p>
        <text:p text:style-name="P10"><text:s text:c="16"/>iIOs().idouts_plc().execute()</text:p>
        <text:p text:style-name="P10"><text:s text:c="16"/>return</text:p>
        <text:p text:style-name="P10"><text:s text:c="8"/>"""</text:p>
        <text:p text:style-name="P10"><text:s text:c="8"/>pass</text:p>
        <text:p text:style-name="P10"/>
        <text:p text:style-name="P10"><text:s text:c="4"/>def job_add( self, job):</text:p>
        <text:p text:style-name="P10"><text:s text:c="8"/>if job.cycletime() &lt; self.cycletime():</text:p>
        <text:p text:style-name="P10"><text:s text:c="12"/>raise ValueError( "Cycletime of Job '%s' must not be greater than %f, but is %f!" % (self.__class__.__name__, self.cycletime(), job.cycletime()))</text:p>
        <text:p text:style-name="P10"/>
        <text:p text:style-name="P10"><text:s text:c="8"/>self.__jobs.append( job)</text:p>
        <text:p text:style-name="P10"><text:s text:c="8"/>self.__jobindexes = dict( list( zip( [ job.id() for job in self.__jobs], list( range( len( self.__jobs))))))</text:p>
        <text:p text:style-name="P10"><text:s text:c="8"/>return self</text:p>
        <text:p text:style-name="P10"/>
        <text:p text:style-name="P10"><text:s text:c="4"/>def jobs( self, id=None):</text:p>
        <text:p text:style-name="P10"><text:s text:c="8"/>if id is None:</text:p>
        <text:p text:style-name="P10"><text:s text:c="12"/>return self.__jobs</text:p>
        <text:p text:style-name="P10"/>
        <text:p text:style-name="P10"><text:s text:c="8"/>return self.__jobs[ self.__jobindexes[ id]]</text:p>
        <text:p text:style-name="P10"/>
        <text:p text:style-name="P10"><text:s text:c="4"/>def operationmode( self) -&gt; OpMode:</text:p>
        <text:p text:style-name="P10"><text:s text:c="8"/>return self.__operationmode</text:p>
        <text:p text:style-name="P10"/>
        <text:p text:style-name="P10"><text:s text:c="4"/>def _run_( self, udata):</text:p>
        <text:p text:style-name="P10"><text:s text:c="8"/>### Alle Eingänge lesen</text:p>
        <text:p text:style-name="P10"><text:s text:c="8"/>#</text:p>
        <text:p text:style-name="P10"><text:s text:c="8"/>self._inps_execute_()</text:p>
        <text:p text:style-name="P10"/>
        <text:p text:style-name="P10"><text:s text:c="8"/>### Alle internen Eingänge lesen</text:p>
        <text:p text:style-name="P10"><text:s text:c="8"/>#</text:p>
        <text:p text:style-name="P10"><text:s text:c="8"/>self._iinps_execute_()</text:p>
        <text:p text:style-name="P10"><text:soft-page-break/></text:p>
        <text:p text:style-name="P10"><text:s text:c="8"/>### Jobs ausführen, wobei der erste Job immer das Lesen der INPs und</text:p>
        <text:p text:style-name="P10"><text:s text:c="8"/># <text:s text:c="2"/>der letzte Job das Schreiben der OUTs ist.</text:p>
        <text:p text:style-name="P10"><text:s text:c="8"/>#</text:p>
        <text:p text:style-name="P10"><text:s text:c="8"/>self.operationmode().sm().execute()</text:p>
        <text:p text:style-name="P10"/>
        <text:p text:style-name="P10"><text:s text:c="8"/>jobs2exec = []</text:p>
        <text:p text:style-name="P10"><text:s text:c="8"/>for job in self.__jobs:</text:p>
        <text:p text:style-name="P10"><text:s text:c="12"/>job.rtime_decr( self.cycletime())</text:p>
        <text:p text:style-name="P10"><text:s text:c="12"/>if job.rtime() &lt;= 0:</text:p>
        <text:p text:style-name="P10"><text:s text:c="16"/>jobs2exec.append( job)</text:p>
        <text:p text:style-name="P10"><text:s text:c="16"/>job.rtime_reset()</text:p>
        <text:p text:style-name="P10"/>
        <text:p text:style-name="P10"><text:s text:c="8"/>for job in jobs2exec:</text:p>
        <text:p text:style-name="P10"><text:s text:c="12"/>job.execute()</text:p>
        <text:p text:style-name="P10"/>
        <text:p text:style-name="P10"><text:s text:c="8"/>### Alle Ausgänge schreiben</text:p>
        <text:p text:style-name="P10"><text:s text:c="8"/>#</text:p>
        <text:p text:style-name="P10"><text:s text:c="8"/>self._outs_execute_()</text:p>
        <text:p text:style-name="P10"/>
        <text:p text:style-name="P10"><text:s text:c="8"/>### Alle internen Ausgänge schreien</text:p>
        <text:p text:style-name="P10"><text:s text:c="8"/>#</text:p>
        <text:p text:style-name="P10"><text:s text:c="8"/>self._iouts_execute_()</text:p>
        <text:p text:style-name="P10"/>
        <text:p text:style-name="P10"><text:s text:c="8"/>return</text:p>
        <text:p text:style-name="P10"/>
        <text:p text:style-name="P10"/>
        <text:p text:style-name="P10">class Job(metaclass=abc.ABCMeta):</text:p>
        <text:p text:style-name="P10"/>
        <text:p text:style-name="P10"><text:s text:c="4"/>"""Job, der innerhalb eines Zyklus auszuführen ist.</text:p>
        <text:p text:style-name="P10"/>
        <text:p text:style-name="P10"><text:s text:c="4"/>Alle Jobs werden innerhalb ein und desselben Zyklus ausgeführt.</text:p>
        <text:p text:style-name="P10"/>
        <text:p text:style-name="P10"><text:s text:c="4"/>**Zugriff auf die I/Os**:</text:p>
        <text:p text:style-name="P10"><text:s text:c="8"/>Die I/Os werden vo der PLC geselsen und geschrieben, sodass jeder</text:p>
        <text:p text:style-name="P10"><text:s text:c="8"/>Job auf die mit dem I/O verbundene Variable zugreifen muss/darf.</text:p>
        <text:p text:style-name="P10"/>
        <text:p text:style-name="P10"><text:s text:c="8"/>**Beispiel**::</text:p>
        <text:p text:style-name="P10"><text:s text:c="12"/>### Eingang lesen</text:p>
        <text:p text:style-name="P10"><text:s text:c="12"/>#</text:p>
        <text:p text:style-name="P10"><text:s text:c="12"/>if HAL4IOs().dinps( 7).fv_raw().value():</text:p>
        <text:p text:style-name="P10"><text:s text:c="16"/>DO_THIS()</text:p>
        <text:p text:style-name="P10"/>
        <text:p text:style-name="P10"><text:s text:c="12"/>else:</text:p>
        <text:p text:style-name="P10"><text:s text:c="16"/>DO_THAT()</text:p>
        <text:p text:style-name="P10"/>
        <text:p text:style-name="P10"><text:s text:c="12"/>### Ausgang schreiben</text:p>
        <text:p text:style-name="P10"><text:s text:c="12"/>#</text:p>
        <text:p text:style-name="P10"><text:s text:c="12"/>HAL4IOs().douts( 7).fv_raw().value( 1)</text:p>
        <text:p text:style-name="P10"/>
        <text:p text:style-name="P10"><text:s text:c="4"/>Ein Job kann alles Mögliche sein. Hier ein paar Beispiele:</text:p>
        <text:p text:style-name="P10"/>
        <text:p text:style-name="P10"><text:s text:c="4"/>- <text:s text:c="2"/>Schlüsselschalter lesen und Betriebsart umschalten, je nach Schlüsselschalterstellung.</text:p>
        <text:p text:style-name="P10"><text:s text:c="4"/>"""</text:p>
        <text:p text:style-name="P10"/>
        <text:p text:style-name="P10"><text:s text:c="4"/>_CYCLE_TIME = 0.050</text:p>
        <text:p text:style-name="P10"/>
        <text:p text:style-name="P10"><text:s text:c="4"/>def __init__( self, plc, id, cycletime):</text:p>
        <text:p text:style-name="P10"><text:s text:c="8"/>self.__plc = plc</text:p>
        <text:p text:style-name="P10"><text:s text:c="8"/>self.__id = id if not id in (-1, None, "") else self.__class__.__name__</text:p>
        <text:p text:style-name="P10"><text:s text:c="8"/>self.__cycletime = cycletime</text:p>
        <text:p text:style-name="P10"><text:s text:c="8"/>self.__time_rem = cycletime</text:p>
        <text:p text:style-name="P10"/>
        <text:p text:style-name="P10"><text:s text:c="8"/>return</text:p>
        <text:p text:style-name="P10"/>
        <text:p text:style-name="P10"><text:s text:c="4"/>def cycletime( self):</text:p>
        <text:p text:style-name="P10"><text:s text:c="8"/>return self.__cycletime</text:p>
        <text:p text:style-name="P10"/>
        <text:p text:style-name="P10"><text:s text:c="4"/>@abc.abstractmethod</text:p>
        <text:p text:style-name="P10"><text:s text:c="4"/>def execute( self):</text:p>
        <text:p text:style-name="P10"><text:s text:c="8"/>pass</text:p>
        <text:p text:style-name="P10"/>
        <text:p text:style-name="P10"><text:s text:c="4"/>def id( self):</text:p>
        <text:p text:style-name="P10"><text:s text:c="8"/>return self.__id</text:p>
        <text:p text:style-name="P10"/>
        <text:p text:style-name="P10"><text:s text:c="4"/>def plc( self) -&gt; PLC:</text:p>
        <text:p text:style-name="P10"><text:s text:c="8"/>return self.__plc</text:p>
        <text:p text:style-name="P10"/>
        <text:p text:style-name="P10"><text:s text:c="4"/>def rtime_decr( self, secs):</text:p>
        <text:p text:style-name="P10"><text:s text:c="8"/>"""Decrease the remaining time until executed.</text:p>
        <text:p text:style-name="P10"><text:s text:c="8"/>"""</text:p>
        <text:p text:style-name="P10"><text:s text:c="8"/>self.__time_rem -= secs</text:p>
        <text:p text:style-name="P10"><text:s text:c="8"/>return self</text:p>
        <text:p text:style-name="P10"/>
        <text:p text:style-name="P10"><text:s text:c="4"/>def rtime( self):</text:p>
        <text:p text:style-name="P10"><text:s text:c="8"/>"""Remaining time until executed.</text:p>
        <text:p text:style-name="P10"><text:s text:c="8"/>"""</text:p>
        <text:p text:style-name="P10"><text:s text:c="8"/>return self.__time_rem</text:p>
        <text:p text:style-name="P10"/>
        <text:p text:style-name="P10"><text:s text:c="4"/>def rtime_reset( self):</text:p>
        <text:p text:style-name="P10"><text:s text:c="8"/>"""Reset remaining time until executed to cycle time again.</text:p>
        <text:p text:style-name="P10"><text:s text:c="8"/>"""</text:p>
        <text:p text:style-name="P10"><text:s text:c="8"/>self.__time_rem = self.__cycletime</text:p>
        <text:p text:style-name="P10"><text:s text:c="8"/>return self</text:p>
        <text:p text:style-name="P10"/>
        <text:p text:style-name="P10"/>
        <text:p text:style-name="P10"/>
        <text:p text:style-name="P10"><text:soft-page-break/></text:p>
      </text:section>
      <text:p text:style-name="Text_20_body"/>
      <text:h text:style-name="P14" text:outline-level="2"><text:alphabetical-index-mark-start text:id="IMark350239240"/><text:span text:style-name="T7">sm.py</text:span><text:alphabetical-index-mark-end text:id="IMark350239240"/><text:span text:style-name="T7"> – </text:span><text:alphabetical-index-mark-start text:id="IMark347990168"/><text:span text:style-name="T7">State Machines</text:span><text:alphabetical-index-mark-end text:id="IMark347990168"/></text:h>
      <text:p text:style-name="P8"/>
      <text:section text:style-name="Sect1" text:name="_code._tau4automation._sm.py" text:protected="true">
        <text:section-source xlink:href="../../src/tau4/automation/sm.py" text:filter-name="Text"/>
        <text:p text:style-name="P11">#!/usr/bin/env python3</text:p>
        <text:p text:style-name="P11"># <text:s text:c="2"/>-*- coding: utf8 -*- #</text:p>
        <text:p text:style-name="P11">#</text:p>
        <text:p text:style-name="P11">#</text:p>
        <text:p text:style-name="P11"># <text:s text:c="2"/>Copyright (C) by p.oseidon@datec.at, 1998 - 2016</text:p>
        <text:p text:style-name="P11">#</text:p>
        <text:p text:style-name="P11"># <text:s text:c="2"/>This file is part of tau4.</text:p>
        <text:p text:style-name="P11">#</text:p>
        <text:p text:style-name="P11"># <text:s text:c="2"/>tau4 is free software: you can redistribute it and/or modify</text:p>
        <text:p text:style-name="P11"># <text:s text:c="2"/>it under the terms of the GNU General Public License as published by</text:p>
        <text:p text:style-name="P11"># <text:s text:c="2"/>the Free Software Foundation, either version 3 of the License, or</text:p>
        <text:p text:style-name="P11"># <text:s text:c="2"/>(at your option) any later version.</text:p>
        <text:p text:style-name="P11">#</text:p>
        <text:p text:style-name="P11"># <text:s text:c="2"/>tau4 is distributed in the hope that it will be useful,</text:p>
        <text:p text:style-name="P11"># <text:s text:c="2"/>but WITHOUT ANY WARRANTY; without even the implied warranty of</text:p>
        <text:p text:style-name="P11"># <text:s text:c="2"/>MERCHANTABILITY or FITNESS FOR A PARTICULAR PURPOSE. <text:s/>See the</text:p>
        <text:p text:style-name="P11"># <text:s text:c="2"/>GNU General Public License for more details.</text:p>
        <text:p text:style-name="P11">#</text:p>
        <text:p text:style-name="P11"># <text:s text:c="2"/>You should have received a copy of the GNU General Public License</text:p>
        <text:p text:style-name="P11"># <text:s text:c="2"/>along with tau4. If not, see &lt;http://www.gnu.org/licenses/&gt;.</text:p>
        <text:p text:style-name="P11"/>
        <text:p text:style-name="P11">import abc</text:p>
        <text:p text:style-name="P11"/>
        <text:p text:style-name="P11">from tau4 import ThisName</text:p>
        <text:p text:style-name="P11">from tau4.data import flex</text:p>
        <text:p text:style-name="P11">from tau4.datalogging import UsrEventLog</text:p>
        <text:p text:style-name="P11">from tau4.sweng import PublisherChannel, Singleton</text:p>
        <text:p text:style-name="P11"/>
        <text:p text:style-name="P11"/>
        <text:p text:style-name="P11">class SM:</text:p>
        <text:p text:style-name="P11"/>
        <text:p text:style-name="P11"><text:s text:c="4"/>"""State Machine.</text:p>
        <text:p text:style-name="P11"/>
        <text:p text:style-name="P11"><text:s text:c="4"/>An app can have more than one state machine.</text:p>
        <text:p text:style-name="P11"><text:s text:c="4"/>But be aware, that state machine states are singletons and you have to decide at</text:p>
        <text:p text:style-name="P11"><text:s text:c="4"/>runtime, which state machine they belong to!</text:p>
        <text:p text:style-name="P11"/>
        <text:p text:style-name="P11"><text:s text:c="4"/>Usage:</text:p>
        <text:p text:style-name="P11"/>
        <text:p text:style-name="P11"><text:s text:c="8"/>self.__sm = _SMStates4ROP().sm()</text:p>
        <text:p text:style-name="P11"/>
        <text:p text:style-name="P11"><text:s text:c="8"/>class _SMStates4ROP:</text:p>
        <text:p text:style-name="P11"/>
        <text:p text:style-name="P11"><text:s text:c="12"/>############################################################################</text:p>
        <text:p text:style-name="P11"><text:s text:c="12"/>### States As Local Classes</text:p>
        <text:p text:style-name="P11"><text:s text:c="12"/>#</text:p>
        <text:p text:style-name="P11"><text:s text:c="12"/>class _SMState(SMState):</text:p>
        <text:p text:style-name="P11"/>
        <text:p text:style-name="P11"><text:s text:c="16"/>def close( self):</text:p>
        <text:p text:style-name="P11"><text:s text:c="20"/>super().close()</text:p>
        <text:p text:style-name="P11"/>
        <text:p text:style-name="P11"><text:s text:c="20"/>UsrEventLog().log_info( "Leaving state '%s'. " % self.name(), ThisName( self))</text:p>
        <text:p text:style-name="P11"><text:s text:c="20"/>return</text:p>
        <text:p text:style-name="P11"/>
        <text:p text:style-name="P11"><text:s text:c="16"/>def exitcondition_ROPDISABLE_IS_REQUESTED( self):</text:p>
        <text:p text:style-name="P11"><text:s text:c="20"/>return iIOs().idinps_rop().idinp_ROP_ENABLE().value() == 0</text:p>
        <text:p text:style-name="P11"/>
        <text:p text:style-name="P11"><text:s text:c="16"/>def exitcondition_ROPENABLE_IS_REQUESTED( self):</text:p>
        <text:p text:style-name="P11"><text:s text:c="20"/>return iIOs().idinps_rop().idinp_ROP_ENABLE().value() == 1</text:p>
        <text:p text:style-name="P11"/>
        <text:p text:style-name="P11"><text:s text:c="16"/>def exitcondition_ROPSTART_IS_REQUESTED( self):</text:p>
        <text:p text:style-name="P11"><text:s text:c="20"/>return iIOs().idinps_rop().idinp_ROP_START().value() == 1</text:p>
        <text:p text:style-name="P11"/>
        <text:p text:style-name="P11"><text:s text:c="16"/>def exitcondition_ROPSTOP_IS_REQUESTED( self):</text:p>
        <text:p text:style-name="P11"><text:s text:c="20"/>return iIOs().idinps_rop().idinp_ROP_STOP().value() == 1</text:p>
        <text:p text:style-name="P11"/>
        <text:p text:style-name="P11"><text:s text:c="16"/>def exitcondition_ROPPAUSE_IS_REQUESTED( self):</text:p>
        <text:p text:style-name="P11"><text:s text:c="20"/>return iIOs().idinps_rop().idinp_ROP_PAUSE().value() == 1</text:p>
        <text:p text:style-name="P11"/>
        <text:p text:style-name="P11"><text:s text:c="16"/>def exitcondition_ROPRESUME_IS_REQUESTED( self):</text:p>
        <text:p text:style-name="P11"><text:s text:c="20"/>return iIOs().idinps_rop().idinp_ROP_RESUME().value() == 1</text:p>
        <text:p text:style-name="P11"/>
        <text:p text:style-name="P11"><text:s text:c="16"/>def robot( self):</text:p>
        <text:p text:style-name="P11"><text:s text:c="20"/>return self.common().robot()</text:p>
        <text:p text:style-name="P11"/>
        <text:p text:style-name="P11"><text:s text:c="16"/>def world( self):</text:p>
        <text:p text:style-name="P11"><text:s text:c="20"/>return self.common().world()</text:p>
        <text:p text:style-name="P11"/>
        <text:p text:style-name="P11"/>
        <text:p text:style-name="P11"><text:s text:c="12"/>class ROPSMAvoiding(_SMState):</text:p>
        <text:p text:style-name="P11"/>
        <text:p text:style-name="P11"><text:s text:c="16"/>def execute( self):</text:p>
        <text:p text:style-name="P11"><text:s text:c="20"/>alpha = iIOs().iainps_rop().iainp_ROP_ALPHA().value()</text:p>
        <text:p text:style-name="P11"><text:s text:c="20"/>if degrees( alpha) &gt; 90:</text:p>
        <text:p text:style-name="P11"><text:s text:c="52"/># Obstacle approaches from the rhs</text:p>
        <text:p text:style-name="P11"><text:soft-page-break/><text:s text:c="24"/>self.robot().uck_100( v_100=75, omega_100=-50)</text:p>
        <text:p text:style-name="P11"/>
        <text:p text:style-name="P11"><text:s text:c="20"/>elif degrees( alpha) &lt; 90:</text:p>
        <text:p text:style-name="P11"><text:s text:c="52"/># Obstacle approaches from the lhs</text:p>
        <text:p text:style-name="P11"><text:s text:c="24"/>self.robot().uck_100( v_100=75, omega_100=+50)</text:p>
        <text:p text:style-name="P11"/>
        <text:p text:style-name="P11"><text:s text:c="20"/>self.robot().execute()</text:p>
        <text:p text:style-name="P11"><text:s text:c="20"/>return</text:p>
        <text:p text:style-name="P11"/>
        <text:p text:style-name="P11"><text:s text:c="16"/>def exitcondition_ROPSTOP_IS_REQUESTED( self):</text:p>
        <text:p text:style-name="P11"><text:s text:c="20"/>b = iIOs().idinps_rop().idinp_ROP_STOP().value() != 0</text:p>
        <text:p text:style-name="P11"><text:s text:c="20"/>if b:</text:p>
        <text:p text:style-name="P11"><text:s text:c="24"/>this_name = ThisName( self)</text:p>
        <text:p text:style-name="P11"><text:s text:c="24"/>UsrEventLog().log_warning( this_name, this_name)</text:p>
        <text:p text:style-name="P11"/>
        <text:p text:style-name="P11"><text:s text:c="20"/>return b</text:p>
        <text:p text:style-name="P11"/>
        <text:p text:style-name="P11"><text:s text:c="16"/>def exitcondition_NO_OBSTACLE_DETECTED( self):</text:p>
        <text:p text:style-name="P11"><text:s text:c="20"/>b = iIOs().idinps_rop().idinp_ROP_ALPHA_DEVIATES().value() == 0</text:p>
        <text:p text:style-name="P11"><text:s text:c="20"/>return b</text:p>
        <text:p text:style-name="P11"/>
        <text:p text:style-name="P11"><text:s text:c="16"/>def exitcondition_VERY_CLOSE_OBSTACLE_DETECTED( self):</text:p>
        <text:p text:style-name="P11"><text:s text:c="20"/>b = False</text:p>
        <text:p text:style-name="P11"><text:s text:c="20"/>if iIOs().idinps_rop().idinp_ROP_ALPHA_DEVIATES().value() != 0:</text:p>
        <text:p text:style-name="P11"><text:s text:c="24"/>if not 85 &lt;= degrees( iIOs().iainps_rop().iainp_ROP_ALPHA().value()) &lt;= 105:</text:p>
        <text:p text:style-name="P11"><text:s text:c="28"/>b = True</text:p>
        <text:p text:style-name="P11"/>
        <text:p text:style-name="P11"><text:s text:c="20"/>return b</text:p>
        <text:p text:style-name="P11"/>
        <text:p text:style-name="P11"/>
        <text:p text:style-name="P11"><text:s text:c="12"/>class ROPSMEscaping(_SMState):</text:p>
        <text:p text:style-name="P11"/>
        <text:p text:style-name="P11"><text:s text:c="16"/>def execute( self):</text:p>
        <text:p text:style-name="P11"><text:s text:c="20"/>alpha = iIOs().iainps_rop().iainp_ROP_ALPHA().value()</text:p>
        <text:p text:style-name="P11"><text:s text:c="20"/>if degrees( alpha) &gt; 90:</text:p>
        <text:p text:style-name="P11"><text:s text:c="52"/># Obstacle approaches from the rhs</text:p>
        <text:p text:style-name="P11"><text:s text:c="24"/>self.robot().uck_100( v_100=25, omega_100=-100)</text:p>
        <text:p text:style-name="P11"/>
        <text:p text:style-name="P11"><text:s text:c="20"/>elif degrees( alpha) &lt; 90:</text:p>
        <text:p text:style-name="P11"><text:s text:c="52"/># Obstacle approaches from the lhs</text:p>
        <text:p text:style-name="P11"><text:s text:c="24"/>self.robot().uck_100( v_100=25, omega_100=+100)</text:p>
        <text:p text:style-name="P11"/>
        <text:p text:style-name="P11"><text:s text:c="20"/>self.robot().execute()</text:p>
        <text:p text:style-name="P11"><text:s text:c="20"/>return</text:p>
        <text:p text:style-name="P11"/>
        <text:p text:style-name="P11"/>
        <text:p text:style-name="P11"><text:s text:c="12"/>class ROPSMIdle(_SMState):</text:p>
        <text:p text:style-name="P11"/>
        <text:p text:style-name="P11"><text:s text:c="16"/>def close( self):</text:p>
        <text:p text:style-name="P11"><text:s text:c="20"/>super().close()</text:p>
        <text:p text:style-name="P11"/>
        <text:p text:style-name="P11"><text:s text:c="20"/>iIOs().idouts_rop().idout_ROP_IS_ENABLED().value( 1)</text:p>
        <text:p text:style-name="P11"><text:s text:c="52"/># Wir zeigen an, dass wir enabled-t sind.</text:p>
        <text:p text:style-name="P11"><text:s text:c="20"/>return</text:p>
        <text:p text:style-name="P11"/>
        <text:p text:style-name="P11"><text:s text:c="16"/>def exitcondition_IS_READY( self):</text:p>
        <text:p text:style-name="P11"><text:s text:c="20"/>'''We may change over to READY.</text:p>
        <text:p text:style-name="P11"/>
        <text:p text:style-name="P11"><text:s text:c="20"/>Conditions:</text:p>
        <text:p text:style-name="P11"/>
        <text:p text:style-name="P11"><text:s text:c="20"/>- <text:s text:c="2"/>Batteries ready</text:p>
        <text:p text:style-name="P11"><text:s text:c="20"/>- <text:s text:c="2"/>GPS ready</text:p>
        <text:p text:style-name="P11"><text:s text:c="20"/>'''</text:p>
        <text:p text:style-name="P11"><text:s text:c="20"/>is_batteries_ready = True</text:p>
        <text:p text:style-name="P11"><text:s text:c="20"/>is_navi_ready = len( self.world().robots()) and self.common().robot().sensors().navis( 0).status().is_ok()</text:p>
        <text:p text:style-name="P11"><text:s text:c="20"/>is_rop_enabled = iIOs().idinps_rop().idinp_ROP_ENABLE().value() == 1</text:p>
        <text:p text:style-name="P11"><text:s text:c="52"/># PLC enable-t uns</text:p>
        <text:p text:style-name="P11"><text:s text:c="20"/>if False not in (is_navi_ready, is_rop_enabled, is_batteries_ready):</text:p>
        <text:p text:style-name="P11"><text:s text:c="24"/>UsrEventLog().log_info( "Batteries are ok and NavSys and ROP are ready. ", ThisName( self))</text:p>
        <text:p text:style-name="P11"/>
        <text:p text:style-name="P11"><text:s text:c="20"/>return is_navi_ready and is_rop_enabled</text:p>
        <text:p text:style-name="P11"/>
        <text:p text:style-name="P11"><text:s text:c="16"/>def open( self, *args):</text:p>
        <text:p text:style-name="P11"><text:s text:c="20"/>super().open( *args)</text:p>
        <text:p text:style-name="P11"/>
        <text:p text:style-name="P11"><text:s text:c="20"/>#self.robot().uck_100( v_100=0, omega_100=0)</text:p>
        <text:p text:style-name="P11"><text:s text:c="20"/>#self.robot().execute()</text:p>
        <text:p text:style-name="P11"><text:s text:c="20"/># ##### Das Environment ist noch nicht aufgesetzt. 2DO: Wie können wir das sicherstellen?</text:p>
        <text:p text:style-name="P11"><text:s text:c="20"/>return</text:p>
        <text:p text:style-name="P11"/>
        <text:p text:style-name="P11"><text:s text:c="12"/>class ROPSMGoaling(_SMState):</text:p>
        <text:p text:style-name="P11"/>
        <text:p text:style-name="P11"><text:s text:c="16"/>def close( self):</text:p>
        <text:p text:style-name="P11"><text:s text:c="20"/>super().close()</text:p>
        <text:p text:style-name="P11"/>
        <text:p text:style-name="P11"><text:s text:c="16"/>def exitcondition_NAVI_IS_NOT_READY( self):</text:p>
        <text:p text:style-name="P11"><text:s text:c="20"/>b = iIOs().idinps_rop().idinp_ROP_IS_NAVIDATA_OK().value() == 0</text:p>
        <text:p text:style-name="P11"><text:s text:c="52"/># PLC sends us a 1, if it is receiving</text:p>
        <text:p text:style-name="P11"><text:s text:c="52"/># <text:s text:c="2"/>valid data, and a 0 otherwise</text:p>
        <text:p text:style-name="P11"><text:s text:c="20"/>if b:</text:p>
        <text:p text:style-name="P11"><text:s text:c="24"/>this_name = ThisName( self)</text:p>
        <text:p text:style-name="P11"><text:s text:c="24"/>UsrEventLog().log_warning( this_name, this_name)</text:p>
        <text:p text:style-name="P11"/>
        <text:p text:style-name="P11"><text:s text:c="20"/>return b</text:p>
        <text:p text:style-name="P11"/>
        <text:p text:style-name="P11"/>
        <text:p text:style-name="P11"><text:soft-page-break/><text:s text:c="12"/>class ROPSMLoading(_SMState):</text:p>
        <text:p text:style-name="P11"/>
        <text:p text:style-name="P11"><text:s text:c="16"/>def exitcondition_MAP_IS_LOADED( self):</text:p>
        <text:p text:style-name="P11"><text:s text:c="20"/>return True # 2DO</text:p>
        <text:p text:style-name="P11"/>
        <text:p text:style-name="P11"/>
        <text:p text:style-name="P11"><text:s text:c="12"/>class ROPSMPausing(_SMState):</text:p>
        <text:p text:style-name="P11"/>
        <text:p text:style-name="P11"><text:s text:c="16"/>def close( self):</text:p>
        <text:p text:style-name="P11"><text:s text:c="20"/>super().close()</text:p>
        <text:p text:style-name="P11"/>
        <text:p text:style-name="P11"><text:s text:c="20"/>if self.__is_stop_requested:</text:p>
        <text:p text:style-name="P11"><text:s text:c="24"/>self.robot().stop()</text:p>
        <text:p text:style-name="P11"><text:s text:c="24"/>return</text:p>
        <text:p text:style-name="P11"/>
        <text:p text:style-name="P11"><text:s text:c="20"/>if self.__is_resume_requested:</text:p>
        <text:p text:style-name="P11"><text:s text:c="24"/>self.robot().stop()</text:p>
        <text:p text:style-name="P11"><text:s text:c="24"/>return</text:p>
        <text:p text:style-name="P11"/>
        <text:p text:style-name="P11"><text:s text:c="20"/>if self.__is_diable_requested:</text:p>
        <text:p text:style-name="P11"><text:s text:c="24"/>self.robot().stop()</text:p>
        <text:p text:style-name="P11"><text:s text:c="24"/>iIOs().idouts_rop().idout_ROP_IS_ENABLED().value( 0)</text:p>
        <text:p text:style-name="P11"><text:s text:c="56"/># Wir zeigen an, dass wir disablet sind.</text:p>
        <text:p text:style-name="P11"><text:s text:c="24"/>return</text:p>
        <text:p text:style-name="P11"/>
        <text:p text:style-name="P11"><text:s text:c="20"/>return</text:p>
        <text:p text:style-name="P11"/>
        <text:p text:style-name="P11"><text:s text:c="16"/>def execute( self):</text:p>
        <text:p text:style-name="P11"><text:s text:c="20"/>self.robot().uck_100( v_100=0, omega_100=0)</text:p>
        <text:p text:style-name="P11"><text:s text:c="20"/>self.robot().execute()</text:p>
        <text:p text:style-name="P11"><text:s text:c="20"/>return</text:p>
        <text:p text:style-name="P11"/>
        <text:p text:style-name="P11"><text:s text:c="16"/>def exitcondition_STOP_IS_REQUESTED( self):</text:p>
        <text:p text:style-name="P11"><text:s text:c="20"/>self.__is_stop_requested = iIOs().idinps_rop().idinp_ROP_STOP().value() # S T O P -Button</text:p>
        <text:p text:style-name="P11"><text:s text:c="20"/>return self.__is_stop_requested</text:p>
        <text:p text:style-name="P11"/>
        <text:p text:style-name="P11"><text:s text:c="16"/>def exitcondition_RESUME_IS_REQUESTED( self):</text:p>
        <text:p text:style-name="P11"><text:s text:c="20"/>self.__is_resume_requested = iIOs().idinps_rop().idinp_ROP_RESUME().value() # R E S U M E -Button</text:p>
        <text:p text:style-name="P11"><text:s text:c="20"/>return self.__is_resume_requested</text:p>
        <text:p text:style-name="P11"/>
        <text:p text:style-name="P11"><text:s text:c="16"/>def exitcondition_DISABLE_IS_REQUESTED( self):</text:p>
        <text:p text:style-name="P11"><text:s text:c="20"/>self.__is_diable_requested = iIOs().idinps_rop().idinp_ROP_ENABLE().value() == 0 <text:s text:c="3"/># D I S A B L E -Button</text:p>
        <text:p text:style-name="P11"><text:s text:c="52"/># PLC disablet uns</text:p>
        <text:p text:style-name="P11"><text:s text:c="20"/>return self.__is_diable_requested</text:p>
        <text:p text:style-name="P11"/>
        <text:p text:style-name="P11"><text:s text:c="16"/>def open( self, *args):</text:p>
        <text:p text:style-name="P11"><text:s text:c="20"/>super().open( *args)</text:p>
        <text:p text:style-name="P11"/>
        <text:p text:style-name="P11"><text:s text:c="20"/>self.__is_diable_requested = False</text:p>
        <text:p text:style-name="P11"><text:s text:c="20"/>self.__is_resume_requested = False</text:p>
        <text:p text:style-name="P11"><text:s text:c="20"/>self.__is_stop_requested = False</text:p>
        <text:p text:style-name="P11"><text:s text:c="20"/>return</text:p>
        <text:p text:style-name="P11"/>
        <text:p text:style-name="P11"/>
        <text:p text:style-name="P11"><text:s text:c="12"/>class ROPSMReady(_SMState):</text:p>
        <text:p text:style-name="P11"/>
        <text:p text:style-name="P11"><text:s text:c="16"/>def close( self):</text:p>
        <text:p text:style-name="P11"><text:s text:c="20"/>super().close()</text:p>
        <text:p text:style-name="P11"/>
        <text:p text:style-name="P11"><text:s text:c="20"/>if self.__is_ropstart_requested:</text:p>
        <text:p text:style-name="P11"><text:s text:c="24"/>self.robot().start()</text:p>
        <text:p text:style-name="P11"><text:s text:c="24"/>return</text:p>
        <text:p text:style-name="P11"/>
        <text:p text:style-name="P11"><text:s text:c="20"/>if self.__is_ropdisable_requested:</text:p>
        <text:p text:style-name="P11"><text:s text:c="24"/>iIOs().idouts_rop().idout_ROP_IS_ENABLED().value( 0)</text:p>
        <text:p text:style-name="P11"><text:s text:c="56"/># Wir zeigen an, dass wir disablet sind.</text:p>
        <text:p text:style-name="P11"><text:s text:c="24"/>return</text:p>
        <text:p text:style-name="P11"/>
        <text:p text:style-name="P11"><text:s text:c="20"/>if self.__is_ropenable_requested:</text:p>
        <text:p text:style-name="P11"><text:s text:c="24"/>iIOs().idouts_rop().idout_ROP_IS_ENABLED().value( 1)</text:p>
        <text:p text:style-name="P11"><text:s text:c="56"/># Wir zeigen an, dass wir enabled-t sind.</text:p>
        <text:p text:style-name="P11"><text:s text:c="20"/>return</text:p>
        <text:p text:style-name="P11"/>
        <text:p text:style-name="P11"><text:s text:c="16"/>def execute( self):</text:p>
        <text:p text:style-name="P11"><text:s text:c="20"/>self.robot().uck_100( v_100=0, omega_100=0)</text:p>
        <text:p text:style-name="P11"><text:s text:c="20"/>self.robot().execute()</text:p>
        <text:p text:style-name="P11"><text:s text:c="52"/># Robot ausführen: Behaviours und Chassis.</text:p>
        <text:p text:style-name="P11"><text:s text:c="52"/># <text:s text:c="2"/>Die Sensoren werden im SensorReader</text:p>
        <text:p text:style-name="P11"><text:s text:c="52"/># <text:s text:c="2"/>gelesen.</text:p>
        <text:p text:style-name="P11"><text:s text:c="20"/>return</text:p>
        <text:p text:style-name="P11"/>
        <text:p text:style-name="P11"><text:s text:c="16"/>def exitcondition_ROPSTART_IS_REQUESTED( self):</text:p>
        <text:p text:style-name="P11"><text:s text:c="20"/>self.__is_ropstart_requested = super().exitcondition_ROPSTART_IS_REQUESTED()</text:p>
        <text:p text:style-name="P11"><text:s text:c="20"/>if self.__is_ropstart_requested:</text:p>
        <text:p text:style-name="P11"><text:s text:c="24"/>this_name = ThisName( self)</text:p>
        <text:p text:style-name="P11"><text:s text:c="24"/>UsrEventLog().log_info( this_name, this_name)</text:p>
        <text:p text:style-name="P11"/>
        <text:p text:style-name="P11"><text:s text:c="20"/>return self.__is_ropstart_requested</text:p>
        <text:p text:style-name="P11"/>
        <text:p text:style-name="P11"><text:s text:c="16"/>def exitcondition_ROPDISABLE_IS_REQUESTED( self):</text:p>
        <text:p text:style-name="P11"><text:s text:c="20"/>self.__is_ropdisable_requested = super().exitcondition_ROPDISABLE_IS_REQUESTED()</text:p>
        <text:p text:style-name="P11"><text:s text:c="20"/>if self.__is_ropdisable_requested:</text:p>
        <text:p text:style-name="P11"><text:s text:c="24"/>this_name = ThisName( self)</text:p>
        <text:p text:style-name="P11"><text:s text:c="24"/>UsrEventLog().log_info( this_name, this_name)</text:p>
        <text:p text:style-name="P11"/>
        <text:p text:style-name="P11"><text:s text:c="20"/>return self.__is_ropdisable_requested</text:p>
        <text:p text:style-name="P11"><text:soft-page-break/></text:p>
        <text:p text:style-name="P11"><text:s text:c="16"/>def exitcondition_ROPENABLE_IS_REQUESTED( self):</text:p>
        <text:p text:style-name="P11"><text:s text:c="20"/>self.__is_ropenable_requested = super().exitcondition_ROPENABLE_IS_REQUESTED()</text:p>
        <text:p text:style-name="P11"><text:s text:c="20"/>if self.__is_ropenable_requested:</text:p>
        <text:p text:style-name="P11"><text:s text:c="24"/>this_name = ThisName( self)</text:p>
        <text:p text:style-name="P11"><text:s text:c="24"/>UsrEventLog().log_warning( this_name, this_name)</text:p>
        <text:p text:style-name="P11"/>
        <text:p text:style-name="P11"><text:s text:c="20"/>return self.__is_ropenable_requested</text:p>
        <text:p text:style-name="P11"/>
        <text:p text:style-name="P11"><text:s text:c="16"/>def open( self, *args):</text:p>
        <text:p text:style-name="P11"><text:s text:c="20"/>super().open( *args)</text:p>
        <text:p text:style-name="P11"/>
        <text:p text:style-name="P11"><text:s text:c="20"/>self.__is_ropdisable_requested = False</text:p>
        <text:p text:style-name="P11"><text:s text:c="20"/>self.__is_ropenable_requested = False</text:p>
        <text:p text:style-name="P11"><text:s text:c="20"/>self.__is_ropstart_requested = False</text:p>
        <text:p text:style-name="P11"><text:s text:c="20"/>return</text:p>
        <text:p text:style-name="P11"/>
        <text:p text:style-name="P11"/>
        <text:p text:style-name="P11"><text:s text:c="12"/>class ROPSMWaitingForNavi(_SMState):</text:p>
        <text:p text:style-name="P11"/>
        <text:p text:style-name="P11"><text:s text:c="16"/>def close( self):</text:p>
        <text:p text:style-name="P11"><text:s text:c="20"/>super().close()</text:p>
        <text:p text:style-name="P11"/>
        <text:p text:style-name="P11"><text:s text:c="20"/>if self.__is_stop_requested:</text:p>
        <text:p text:style-name="P11"><text:s text:c="24"/>self.robot().stop()</text:p>
        <text:p text:style-name="P11"><text:s text:c="24"/>return</text:p>
        <text:p text:style-name="P11"/>
        <text:p text:style-name="P11"><text:s text:c="20"/>if self.__is_resume_requested:</text:p>
        <text:p text:style-name="P11"><text:s text:c="24"/>self.robot().stop()</text:p>
        <text:p text:style-name="P11"><text:s text:c="24"/>return</text:p>
        <text:p text:style-name="P11"/>
        <text:p text:style-name="P11"><text:s text:c="20"/>if self.__is_diable_requested:</text:p>
        <text:p text:style-name="P11"><text:s text:c="24"/>self.robot().stop()</text:p>
        <text:p text:style-name="P11"><text:s text:c="24"/>iIOs().idouts_rop().idout_ROP_IS_ENABLED().value( 0)</text:p>
        <text:p text:style-name="P11"><text:s text:c="56"/># Wir zeigen an, dass wir disablet sind.</text:p>
        <text:p text:style-name="P11"><text:s text:c="24"/>return</text:p>
        <text:p text:style-name="P11"/>
        <text:p text:style-name="P11"><text:s text:c="20"/>return</text:p>
        <text:p text:style-name="P11"/>
        <text:p text:style-name="P11"><text:s text:c="16"/>def execute( self):</text:p>
        <text:p text:style-name="P11"><text:s text:c="20"/>self.robot().uck_100( v_100=0, omega_100=0)</text:p>
        <text:p text:style-name="P11"><text:s text:c="20"/>self.robot().execute()</text:p>
        <text:p text:style-name="P11"><text:s text:c="20"/>return</text:p>
        <text:p text:style-name="P11"/>
        <text:p text:style-name="P11"><text:s text:c="16"/>def exitcondition_STOP_IS_REQUESTED( self):</text:p>
        <text:p text:style-name="P11"><text:s text:c="20"/>self.__is_stop_requested = iIOs().idinps_rop().idinp_ROP_STOP().value() # S T O P -Button</text:p>
        <text:p text:style-name="P11"><text:s text:c="20"/>return self.__is_stop_requested</text:p>
        <text:p text:style-name="P11"/>
        <text:p text:style-name="P11"><text:s text:c="16"/>def exitcondition_NAVI_IS_READY( self):</text:p>
        <text:p text:style-name="P11"><text:s text:c="20"/>b = iIOs().idinps_rop().idinp_ROP_IS_NAVIDATA_OK().value() == 1</text:p>
        <text:p text:style-name="P11"><text:s text:c="52"/># PLC sends us a 1, if it is receiving</text:p>
        <text:p text:style-name="P11"><text:s text:c="52"/># <text:s text:c="2"/>valid data, and a 0 otherwise</text:p>
        <text:p text:style-name="P11"><text:s text:c="20"/>if b:</text:p>
        <text:p text:style-name="P11"><text:s text:c="24"/>this_name = ThisName( self)</text:p>
        <text:p text:style-name="P11"><text:s text:c="24"/>UsrEventLog().log_warning( this_name, this_name)</text:p>
        <text:p text:style-name="P11"/>
        <text:p text:style-name="P11"><text:s text:c="20"/>return b</text:p>
        <text:p text:style-name="P11"/>
        <text:p text:style-name="P11"><text:s text:c="16"/>def exitcondition_DISABLE_IS_REQUESTED( self):</text:p>
        <text:p text:style-name="P11"><text:s text:c="20"/>self.__is_diable_requested = iIOs().idinps_rop().idinp_ROP_ENABLE().value() == 0 <text:s text:c="3"/># D I S A B L E -Button</text:p>
        <text:p text:style-name="P11"><text:s text:c="52"/># PLC disablet uns</text:p>
        <text:p text:style-name="P11"><text:s text:c="20"/>return self.__is_diable_requested</text:p>
        <text:p text:style-name="P11"/>
        <text:p text:style-name="P11"><text:s text:c="16"/>def open( self, *args):</text:p>
        <text:p text:style-name="P11"><text:s text:c="20"/>super().open( *args)</text:p>
        <text:p text:style-name="P11"/>
        <text:p text:style-name="P11"><text:s text:c="20"/>self.__is_diable_requested = False</text:p>
        <text:p text:style-name="P11"><text:s text:c="20"/>self.__is_resume_requested = False</text:p>
        <text:p text:style-name="P11"><text:s text:c="20"/>self.__is_stop_requested = False</text:p>
        <text:p text:style-name="P11"><text:s text:c="20"/>return</text:p>
        <text:p text:style-name="P11"/>
        <text:p text:style-name="P11"/>
        <text:p text:style-name="P11"><text:s text:c="12"/>class ROPSMNone(_SMState):</text:p>
        <text:p text:style-name="P11"/>
        <text:p text:style-name="P11"><text:s text:c="16"/>def is_none( self):</text:p>
        <text:p text:style-name="P11"><text:s text:c="20"/>False</text:p>
        <text:p text:style-name="P11"/>
        <text:p text:style-name="P11"/>
        <text:p text:style-name="P11"><text:s text:c="12"/>############################################################################</text:p>
        <text:p text:style-name="P11"><text:s text:c="12"/>### Attributes And Methods</text:p>
        <text:p text:style-name="P11"><text:s text:c="12"/>#</text:p>
        <text:p text:style-name="P11"><text:s text:c="12"/>def __init__( self):</text:p>
        <text:p text:style-name="P11"><text:s text:c="16"/>self.__sm = SM( self.table(), self.ROPSMIdle(), _Common())</text:p>
        <text:p text:style-name="P11"><text:s text:c="16"/>return</text:p>
        <text:p text:style-name="P11"/>
        <text:p text:style-name="P11"><text:s text:c="12"/>def sm( self):</text:p>
        <text:p text:style-name="P11"><text:s text:c="16"/>return self.__sm</text:p>
        <text:p text:style-name="P11"/>
        <text:p text:style-name="P11"><text:s text:c="12"/>def table( self):</text:p>
        <text:p text:style-name="P11"><text:s text:c="16"/>d = {\</text:p>
        <text:p text:style-name="P11"><text:s text:c="24"/>self.ROPSMAvoiding(): \</text:p>
        <text:p text:style-name="P11"><text:s text:c="28"/>{\</text:p>
        <text:p text:style-name="P11"><text:s text:c="32"/>self.ROPSMAvoiding().exitcondition_NO_OBSTACLE_DETECTED: self.ROPSMGoaling(),</text:p>
        <text:p text:style-name="P11"><text:s text:c="32"/>self.ROPSMAvoiding().exitcondition_VERY_CLOSE_OBSTACLE_DETECTED: self.ROPSMEscaping(),</text:p>
        <text:p text:style-name="P11"><text:s text:c="32"/>self.ROPSMAvoiding().exitcondition_ROPDISABLE_IS_REQUESTED: self.ROPSMIdle(),</text:p>
        <text:p text:style-name="P11"><text:s text:c="32"/>self.ROPSMAvoiding().exitcondition_ROPSTOP_IS_REQUESTED: self.ROPSMReady(),</text:p>
        <text:p text:style-name="P11"><text:soft-page-break/><text:s text:c="28"/>},</text:p>
        <text:p text:style-name="P11"/>
        <text:p text:style-name="P11"><text:s text:c="24"/>self.ROPSMIdle(): \</text:p>
        <text:p text:style-name="P11"><text:s text:c="28"/>{\</text:p>
        <text:p text:style-name="P11"><text:s text:c="32"/>self.ROPSMIdle().exitcondition_IS_READY: self.ROPSMReady(),</text:p>
        <text:p text:style-name="P11"><text:s text:c="28"/>},</text:p>
        <text:p text:style-name="P11"/>
        <text:p text:style-name="P11"><text:s text:c="24"/>self.ROPSMReady(): \</text:p>
        <text:p text:style-name="P11"><text:s text:c="28"/>{\</text:p>
        <text:p text:style-name="P11"><text:s text:c="32"/>self.ROPSMReady().exitcondition_ROPSTART_IS_REQUESTED: self.ROPSMLoading(),</text:p>
        <text:p text:style-name="P11"><text:s text:c="32"/>self.ROPSMReady().exitcondition_ROPDISABLE_IS_REQUESTED: self.ROPSMIdle(),</text:p>
        <text:p text:style-name="P11"><text:s text:c="28"/>},</text:p>
        <text:p text:style-name="P11"/>
        <text:p text:style-name="P11"><text:s text:c="24"/>self.ROPSMLoading(): \</text:p>
        <text:p text:style-name="P11"><text:s text:c="28"/>{\</text:p>
        <text:p text:style-name="P11"><text:s text:c="32"/>self.ROPSMLoading().exitcondition_MAP_IS_LOADED: self.ROPSMGoaling(),</text:p>
        <text:p text:style-name="P11"><text:s text:c="28"/>},</text:p>
        <text:p text:style-name="P11"/>
        <text:p text:style-name="P11"><text:s text:c="24"/>self.ROPSMGoaling(): \</text:p>
        <text:p text:style-name="P11"><text:s text:c="28"/>{\</text:p>
        <text:p text:style-name="P11"><text:s text:c="32"/>self.ROPSMGoaling().exitcondition_ROPSTOP_IS_REQUESTED: self.ROPSMReady(),</text:p>
        <text:p text:style-name="P11"><text:s text:c="32"/>self.ROPSMGoaling().exitcondition_ROPDISABLE_IS_REQUESTED: self.ROPSMIdle(),</text:p>
        <text:p text:style-name="P11"><text:s text:c="32"/>self.ROPSMGoaling().exitcondition_ROPPAUSE_IS_REQUESTED: self.ROPSMPausing(),</text:p>
        <text:p text:style-name="P11"/>
        <text:p text:style-name="P11"><text:s text:c="32"/>self.ROPSMGoaling().exitcondition_NAVI_IS_NOT_READY: self.ROPSMWaitingForNavi(),</text:p>
        <text:p text:style-name="P11"><text:s text:c="28"/>},</text:p>
        <text:p text:style-name="P11"/>
        <text:p text:style-name="P11"><text:s text:c="24"/>self.ROPSMPausing(): \</text:p>
        <text:p text:style-name="P11"><text:s text:c="28"/>{\</text:p>
        <text:p text:style-name="P11"><text:s text:c="32"/>self.ROPSMPausing().exitcondition_ROPSTOP_IS_REQUESTED: self.ROPSMReady(),</text:p>
        <text:p text:style-name="P11"><text:s text:c="32"/>self.ROPSMPausing().exitcondition_ROPDISABLE_IS_REQUESTED: self.ROPSMIdle(),</text:p>
        <text:p text:style-name="P11"><text:s text:c="32"/>self.ROPSMPausing().exitcondition_ROPRESUME_IS_REQUESTED: self.ROPSMGoaling(),</text:p>
        <text:p text:style-name="P11"><text:s text:c="28"/>},</text:p>
        <text:p text:style-name="P11"/>
        <text:p text:style-name="P11"><text:s text:c="24"/>self.ROPSMWaitingForNavi(): \</text:p>
        <text:p text:style-name="P11"><text:s text:c="28"/>{\</text:p>
        <text:p text:style-name="P11"><text:s text:c="32"/>self.ROPSMWaitingForNavi().exitcondition_ROPSTOP_IS_REQUESTED: self.ROPSMReady(),</text:p>
        <text:p text:style-name="P11"><text:s text:c="32"/>self.ROPSMWaitingForNavi().exitcondition_ROPDISABLE_IS_REQUESTED: self.ROPSMIdle(),</text:p>
        <text:p text:style-name="P11"/>
        <text:p text:style-name="P11"><text:s text:c="32"/>self.ROPSMWaitingForNavi().exitcondition_NAVI_IS_READY: self.ROPSMGoaling(),</text:p>
        <text:p text:style-name="P11"><text:s text:c="28"/>},</text:p>
        <text:p text:style-name="P11"/>
        <text:p text:style-name="P11"><text:s text:c="24"/>self.ROPSMNone(): \</text:p>
        <text:p text:style-name="P11"><text:s text:c="28"/>{\</text:p>
        <text:p text:style-name="P11"><text:s text:c="32"/>self.ROPSMNone().is_none: self.ROPSMNone(),</text:p>
        <text:p text:style-name="P11"><text:s text:c="28"/>},</text:p>
        <text:p text:style-name="P11"/>
        <text:p text:style-name="P11"><text:s text:c="20"/>}</text:p>
        <text:p text:style-name="P11"><text:s text:c="16"/>return d</text:p>
        <text:p text:style-name="P11"/>
        <text:p text:style-name="P11"><text:s text:c="4"/>"""</text:p>
        <text:p text:style-name="P11"/>
        <text:p text:style-name="P11"><text:s text:c="4"/>def __init__( self, sms_table, sms_initial, sms_common_data):</text:p>
        <text:p text:style-name="P11"><text:s text:c="8"/>self.__sms_table = sms_table</text:p>
        <text:p text:style-name="P11"><text:s text:c="8"/>self.__sms_current = sms_initial</text:p>
        <text:p text:style-name="P11"><text:s text:c="8"/>self.__sms_common_data = sms_common_data</text:p>
        <text:p text:style-name="P11"/>
        <text:p text:style-name="P11"><text:s text:c="8"/>self.__sms_current.open( self.__sms_common_data)</text:p>
        <text:p text:style-name="P11"/>
        <text:p text:style-name="P11"><text:s text:c="8"/>self.__fv_smstate_name = flex.VariableDeMo( id=-1, value="???", label="SM State")</text:p>
        <text:p text:style-name="P11"><text:s text:c="8"/>self.__fv_smstate_number = flex.VariableDeMo( id=-1, value=-1, label="SM State")</text:p>
        <text:p text:style-name="P11"/>
        <text:p text:style-name="P11"><text:s text:c="8"/>self.__is_finished = False</text:p>
        <text:p text:style-name="P11"><text:s text:c="8"/>return</text:p>
        <text:p text:style-name="P11"/>
        <text:p text:style-name="P11"><text:s text:c="4"/>def common( self):</text:p>
        <text:p text:style-name="P11"><text:s text:c="8"/>return self.__sms_common_data</text:p>
        <text:p text:style-name="P11"/>
        <text:p text:style-name="P11"><text:s text:c="4"/>def execute( self):</text:p>
        <text:p text:style-name="P11"><text:s text:c="8"/>if self.is_finished():</text:p>
        <text:p text:style-name="P11"><text:s text:c="12"/>UsrEventLog.log_error( "Cannot execute a state machine that has finished already!", ThisName( self))</text:p>
        <text:p text:style-name="P11"><text:s text:c="12"/>return</text:p>
        <text:p text:style-name="P11"/>
        <text:p text:style-name="P11"><text:s text:c="8"/>self.__sms_current.execute()</text:p>
        <text:p text:style-name="P11"><text:s text:c="8"/>self.__fv_smstate_name.value( self.__sms_current.name())</text:p>
        <text:p text:style-name="P11"><text:s text:c="8"/>self.__fv_smstate_number.value( self.__sms_current.value())</text:p>
        <text:p text:style-name="P11"><text:s text:c="8"/>try:</text:p>
        <text:p text:style-name="P11"><text:s text:c="12"/>for exitconditionmethod, sms_next in self.__sms_table[ self.__sms_current]:</text:p>
        <text:p text:style-name="P11"><text:s text:c="16"/>if exitconditionmethod():</text:p>
        <text:p text:style-name="P11"><text:s text:c="20"/>self.__sms_current.close()</text:p>
        <text:p text:style-name="P11"><text:s text:c="52"/># Close this state</text:p>
        <text:p text:style-name="P11"><text:s text:c="20"/>self.__sms_current = sms_next</text:p>
        <text:p text:style-name="P11"><text:s text:c="52"/># Get the next state and set</text:p>
        <text:p text:style-name="P11"><text:s text:c="52"/># <text:s text:c="2"/>it as the (new) current one</text:p>
        <text:p text:style-name="P11"><text:s text:c="20"/>if self.__sms_current is None:</text:p>
        <text:p text:style-name="P11"><text:s text:c="24"/>self.__is_finished = True</text:p>
        <text:p text:style-name="P11"><text:s text:c="24"/>break</text:p>
        <text:p text:style-name="P11"/>
        <text:p text:style-name="P11"><text:s text:c="20"/>self.__sms_current.open( self.__sms_common_data)</text:p>
        <text:p text:style-name="P11"><text:s text:c="52"/># Open the new current state</text:p>
        <text:p text:style-name="P11"><text:s text:c="20"/>break</text:p>
        <text:p text:style-name="P11"/>
        <text:p text:style-name="P11"><text:s text:c="8"/>except KeyError as e:</text:p>
        <text:p text:style-name="P11"><text:s text:c="12"/>UsrEventLog().log_error( e + ". You forgot to enter this state in your state table!", ThisName( self))</text:p>
        <text:p text:style-name="P11"/>
        <text:p text:style-name="P11"><text:s text:c="8"/>return self</text:p>
        <text:p text:style-name="P11"/>
        <text:p text:style-name="P11"><text:soft-page-break/><text:s text:c="4"/>def fv_smstatename_current( self):</text:p>
        <text:p text:style-name="P11"><text:s text:c="8"/>return self.__fv_smstate_name</text:p>
        <text:p text:style-name="P11"><text:s text:c="4"/>fv_smstate_name = fv_smstatename_current # DEPRECATED</text:p>
        <text:p text:style-name="P11"/>
        <text:p text:style-name="P11"><text:s text:c="4"/>def fv_smstatenumber_current( self):</text:p>
        <text:p text:style-name="P11"><text:s text:c="8"/>return self.__fv_smstate_number</text:p>
        <text:p text:style-name="P11"/>
        <text:p text:style-name="P11"><text:s text:c="4"/>def is_finished( self):</text:p>
        <text:p text:style-name="P11"><text:s text:c="8"/>return self.__is_finished</text:p>
        <text:p text:style-name="P11"/>
        <text:p text:style-name="P11"><text:s text:c="4"/>def smstate_current( self):</text:p>
        <text:p text:style-name="P11"><text:s text:c="8"/>return self.__sms_current</text:p>
        <text:p text:style-name="P11"/>
        <text:p text:style-name="P11"/>
        <text:p text:style-name="P11">class SMState(metaclass=Singleton):</text:p>
        <text:p text:style-name="P11"/>
        <text:p text:style-name="P11"><text:s text:c="4"/>def __init__( self):</text:p>
        <text:p text:style-name="P11"><text:s text:c="8"/>self._tau4p_on_close = PublisherChannel.Synch( self)</text:p>
        <text:p text:style-name="P11"><text:s text:c="40"/># Called before closing the state</text:p>
        <text:p text:style-name="P11"><text:s text:c="8"/>self._tau4p_on_execute = PublisherChannel.Synch( self)</text:p>
        <text:p text:style-name="P11"><text:s text:c="40"/># Called before executing the state</text:p>
        <text:p text:style-name="P11"><text:s text:c="8"/>self._tau4p_on_opened = PublisherChannel.Synch( self)</text:p>
        <text:p text:style-name="P11"><text:s text:c="40"/># Called after opening the state</text:p>
        <text:p text:style-name="P11"><text:s text:c="8"/>self.__common = None</text:p>
        <text:p text:style-name="P11"><text:s text:c="8"/>self.__is_open = False</text:p>
        <text:p text:style-name="P11"><text:s text:c="8"/>return</text:p>
        <text:p text:style-name="P11"/>
        <text:p text:style-name="P11"><text:s text:c="4"/>def close( self):</text:p>
        <text:p text:style-name="P11"><text:s text:c="8"/>"""Close the state.</text:p>
        <text:p text:style-name="P11"/>
        <text:p text:style-name="P11"><text:s text:c="8"/>May be overridden, but doesn't need to be.</text:p>
        <text:p text:style-name="P11"><text:s text:c="8"/>"""</text:p>
        <text:p text:style-name="P11"><text:s text:c="8"/>assert self.__is_open</text:p>
        <text:p text:style-name="P11"><text:s text:c="8"/>self._tau4p_on_close()</text:p>
        <text:p text:style-name="P11"><text:s text:c="8"/>self.__is_open = False</text:p>
        <text:p text:style-name="P11"><text:s text:c="8"/>return</text:p>
        <text:p text:style-name="P11"/>
        <text:p text:style-name="P11"><text:s text:c="4"/>def common( self):</text:p>
        <text:p text:style-name="P11"><text:s text:c="8"/>return self.__common</text:p>
        <text:p text:style-name="P11"/>
        <text:p text:style-name="P11"><text:s text:c="4"/>@abc.abstractmethod</text:p>
        <text:p text:style-name="P11"><text:s text:c="4"/>def execute( self):</text:p>
        <text:p text:style-name="P11"><text:s text:c="8"/>self._tau4p_on_execute()</text:p>
        <text:p text:style-name="P11"><text:s text:c="8"/>assert self.__is_open</text:p>
        <text:p text:style-name="P11"/>
        <text:p text:style-name="P11"><text:s text:c="4"/>def name( self):</text:p>
        <text:p text:style-name="P11"><text:s text:c="8"/>return self.__class__.__name__</text:p>
        <text:p text:style-name="P11"/>
        <text:p text:style-name="P11"><text:s text:c="4"/>def open( self, common):</text:p>
        <text:p text:style-name="P11"><text:s text:c="8"/>"""Open the state.</text:p>
        <text:p text:style-name="P11"/>
        <text:p text:style-name="P11"><text:s text:c="8"/>May be overridden, but doesn't need to be.</text:p>
        <text:p text:style-name="P11"/>
        <text:p text:style-name="P11"><text:s text:c="8"/>In case, the overriding method needs to call this class' method!</text:p>
        <text:p text:style-name="P11"><text:s text:c="8"/>"""</text:p>
        <text:p text:style-name="P11"><text:s text:c="8"/>self.__common = common</text:p>
        <text:p text:style-name="P11"><text:s text:c="8"/>self.__is_open = True</text:p>
        <text:p text:style-name="P11"><text:s text:c="8"/>self._tau4p_on_opened()</text:p>
        <text:p text:style-name="P11"><text:s text:c="8"/>return self</text:p>
        <text:p text:style-name="P11"/>
        <text:p text:style-name="P11"><text:s text:c="4"/>@abc.abstractmethod</text:p>
        <text:p text:style-name="P11"><text:s text:c="4"/>def value( self):</text:p>
        <text:p text:style-name="P11"><text:s text:c="8"/>raise NotImplementedError()</text:p>
        <text:p text:style-name="P11"/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/>
    <style:font-face style:name="Source Code Pro" svg:font-family="'Source Code Pro'" style:font-adornments="Regular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Biolinum" svg:font-family="'Linux Biolinum'" style:font-adornments="Bold" style:font-pitch="variable"/>
    <style:font-face style:name="Linux Biolinum1" svg:font-family="'Linux Biolinum'" style:font-adornments="Regular" style:font-pitch="variable"/>
    <style:font-face style:name="Linux Libertine Display O" svg:font-family="'Linux Libertine Display O'" style:font-adornments="Regular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page"/>
      <style:text-properties style:use-window-font-color="true" style:font-name="Times New Roman" fo:font-size="10pt" fo:language="de" fo:country="AT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loext:contextual-spacing="false" style:shadow="none"/>
      <style:text-properties style:font-name="Linux Libertine Display O" fo:font-family="'Linux Libertine Display O'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fo:color="#0084d1"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2.5mm" fo:margin-bottom="0mm" loext:contextual-spacing="false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_5f_Heading" style:display-name="_Heading" style:family="paragraph" style:parent-style-name="Heading" style:next-style-name="Text_20_body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fo:padding="0mm" fo:border="none" style:shadow="none" fo:keep-with-next="always">
        <style:tab-stops/>
      </style:paragraph-properties>
      <style:text-properties fo:color="#0099ff" style:font-name="Linux Biolinum" fo:font-family="'Linux Biolinum'" style:font-style-name="Bold" style:font-pitch="variable" fo:font-size="18pt" style:text-underline-style="none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_5f_Heading.1" style:display-name="_Heading.1" style:family="paragraph" style:parent-style-name="_5f_Heading" style:next-style-name="Text_20_body" style:default-outline-level="1" style:master-page-name="Standard">
      <style:paragraph-properties fo:margin-left="0mm" fo:margin-right="0mm" fo:margin-top="4.99mm" fo:margin-bottom="0mm" loext:contextual-spacing="false" fo:orphans="2" fo:widows="2" fo:text-indent="-4.99mm" style:auto-text-indent="false" style:page-number="auto" fo:break-before="page" style:shadow="none" fo:keep-with-next="always" text:number-lines="true" text:line-number="0">
        <style:tab-stops/>
      </style:paragraph-properties>
      <style:text-properties fo:font-size="18pt" style:font-size-asian="10.5pt"/>
    </style:style>
    <style:style style:name="_5f_Heading.2" style:display-name="_Heading.2" style:family="paragraph" style:parent-style-name="_5f_Heading" style:next-style-name="Text_20_body" style:default-outline-level="2" style:master-page-name="">
      <style:paragraph-properties fo:margin-left="0mm" fo:margin-right="0mm" fo:margin-top="4.99mm" fo:margin-bottom="0mm" loext:contextual-spacing="false" fo:orphans="3" fo:widows="3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6pt" style:font-size-asian="10.5pt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Contents_20_5" style:display-name="Contents 5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</style:style>
    <style:style style:name="_5f_Heading.3" style:display-name="_Heading.3" style:family="paragraph" style:parent-style-name="_5f_Heading" style:next-style-name="Text_20_body" style:default-outline-level="3" style:master-page-name="">
      <style:paragraph-properties fo:margin-left="0mm" fo:margin-right="0mm" fo:margin-top="4.99mm" fo:margin-bottom="0mm" loext:contextual-spacing="false" fo:orphans="2" fo:widows="2" fo:text-indent="-4.99mm" style:auto-text-indent="false" style:page-number="auto" style:shadow="none" fo:keep-with-next="always" text:number-lines="true" text:line-number="0">
        <style:tab-stops/>
      </style:paragraph-properties>
      <style:text-properties fo:font-size="14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_5f_Reference" style:display-name="_Reference" style:family="paragraph" style:parent-style-name="Standard">
      <style:paragraph-properties fo:margin-left="10mm" fo:margin-right="0mm" fo:text-indent="-10mm" style:auto-text-indent="false">
        <style:tab-stops>
          <style:tab-stop style:position="10mm" style:leader-style="dotted" style:leader-text="."/>
        </style:tab-stops>
      </style:paragraph-properties>
    </style:style>
    <style:style style:name="_5f_list_5f_numbered_5f_level_5f_1" style:display-name="_list_numbered_level_1" style:family="paragraph" style:parent-style-name="Standard" style:list-style-name="Numbering_20_1" style:master-page-name="">
      <style:paragraph-properties fo:margin-left="10mm" fo:margin-right="0mm" fo:margin-top="0mm" fo:margin-bottom="1.01mm" loext:contextual-spacing="false" fo:text-indent="-4.99mm" style:auto-text-indent="false" style:page-number="auto" style:shadow="none" text:number-lines="false" text:line-number="0">
        <style:tab-stops/>
      </style:paragraph-properties>
      <style:text-properties style:font-size-asian="10.5pt"/>
    </style:style>
    <style:style style:name="_5f_List.B_27_ed.Lev_5f_1" style:display-name="_List.B'ed.Lev_1" style:family="paragraph" style:parent-style-name="_5f_list_5f_numbered_5f_level_5f_1" style:list-style-name="_5f_list-_3e_level_5f_1">
      <style:paragraph-properties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4.98mm" style:type="center"/>
          <style:tab-stop style:position="149.98mm" style:type="right"/>
        </style:tab-stops>
      </style:paragraph-properties>
    </style:style>
    <style:style style:name="_5f_FooterTextLine" style:display-name="_FooterTextLine" style:family="paragraph" style:parent-style-name="Standard" style:master-page-name="">
      <style:paragraph-properties fo:margin-left="-20mm" fo:margin-right="0mm" fo:margin-top="2.5mm" fo:margin-bottom="0mm" loext:contextual-spacing="true" fo:text-indent="20mm" style:auto-text-indent="false" style:page-number="auto" fo:padding="2.5mm" fo:border-left="none" fo:border-right="none" fo:border-top="0.74pt solid #0084d1" fo:border-bottom="none"/>
      <style:text-properties fo:font-size="8pt" style:font-size-asian="10.5pt"/>
    </style:style>
    <style:style style:name="_5f_HeaderTextLine" style:display-name="_HeaderTextLine" style:family="paragraph" style:parent-style-name="Standard">
      <style:paragraph-properties fo:margin-left="-20mm" fo:margin-right="0mm" fo:margin-top="2.5mm" fo:margin-bottom="0mm" loext:contextual-spacing="false" fo:text-indent="20mm" style:auto-text-indent="false" fo:padding="2.5mm" fo:border-left="none" fo:border-right="none" fo:border-top="none" fo:border-bottom="0.74pt solid #0084d1" style:shadow="none"/>
    </style:style>
    <style:style style:name="Table_20_Contents" style:display-name="Table Contents" style:family="paragraph" style:parent-style-name="Standard" style:class="extra">
      <style:paragraph-properties fo:margin-top="1.2mm" fo:margin-bottom="1.2mm" loext:contextual-spacing="fals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margin-top="0mm" fo:margin-bottom="0mm" loext:contextual-spacing="false" fo:text-align="center" style:justify-single-word="false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Table" style:family="paragraph" style:parent-style-name="Caption" style:next-style-name="Text_20_body" style:class="extra" style:master-page-name="">
      <style:paragraph-properties fo:margin-top="2.12mm" fo:margin-bottom="4.99mm" loext:contextual-spacing="false" style:page-number="auto"/>
      <style:text-properties fo:font-size="10pt" fo:font-style="normal" style:font-weight-asian="normal" style:font-weight-complex="normal"/>
    </style:style>
    <style:style style:name="_5f_FooterTextLine.PageNumber" style:display-name="_FooterTextLine.PageNumber" style:family="paragraph" style:parent-style-name="_5f_FooterTextLine" style:master-page-name="">
      <style:paragraph-properties fo:text-align="center" style:justify-single-word="false" style:page-number="auto"/>
    </style:style>
    <style:style style:name="_5f_Table.Text" style:display-name="_Table.Text" style:family="paragraph" style:parent-style-name="Standard">
      <style:paragraph-properties fo:margin-top="0mm" fo:margin-bottom="0mm" loext:contextual-spacing="false"/>
    </style:style>
    <style:style style:name="Figure" style:family="paragraph" style:parent-style-name="Caption" style:master-page-name="">
      <style:paragraph-properties fo:margin-top="2.5mm" fo:margin-bottom="2.5mm" loext:contextual-spacing="false" style:page-number="auto"/>
      <style:text-properties fo:font-size="10pt" fo:font-style="normal" style:font-weight-asian="normal" style:font-weight-complex="normal"/>
    </style:style>
    <style:style style:name="_5f_Figure.Caption" style:display-name="_Figure.Caption" style:family="paragraph" style:parent-style-name="Figure" style:next-style-name="Standard">
      <style:text-properties fo:font-size="10pt" fo:font-style="normal" style:font-weight-asian="normal" style:font-weight-complex="normal"/>
    </style:style>
    <style:style style:name="Frame_20_contents" style:display-name="Frame contents" style:family="paragraph" style:parent-style-name="Text_20_body" style:class="extra" style:master-page-name="">
      <style:paragraph-properties style:page-number="auto"/>
      <style:text-properties fo:font-size="8pt" style:font-size-asian="10.5pt"/>
    </style:style>
    <style:style style:name="_5f_FirstPage.Text" style:display-name="_FirstPage.Text" style:family="paragraph" style:parent-style-name="Standard">
      <style:paragraph-properties text:number-lines="false" text:line-number="0"/>
      <style:text-properties style:font-name="Linux Biolinum1" fo:font-family="'Linux Biolinum'" style:font-style-name="Regular" style:font-pitch="variable" style:font-size-asian="10.5pt"/>
    </style:style>
    <style:style style:name="_5f_FirstPage.Title" style:display-name="_FirstPage.Title" style:family="paragraph" style:parent-style-name="_5f_FirstPage.Text" style:next-style-name="_5f_FirstPage.Title.Subtitle" style:master-page-name="">
      <style:paragraph-properties fo:margin-top="24.99mm" fo:margin-bottom="0mm" loext:contextual-spacing="false" fo:text-align="end" style:justify-single-word="false" style:page-number="auto" style:shadow="none">
        <style:tab-stops/>
      </style:paragraph-properties>
      <style:text-properties fo:font-size="28pt"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mm" fo:margin-right="0mm" fo:text-indent="0mm" style:auto-text-indent="false">
        <style:tab-stops>
          <style:tab-stop style:position="140.02mm" style:type="right" style:leader-style="dotted" style:leader-text="."/>
        </style:tab-stops>
      </style:paragraph-properties>
      <style:text-properties fo:font-size="10pt"/>
    </style:style>
    <style:style style:name="_5f_Table.Caption" style:display-name="_Table.Caption" style:family="paragraph" style:parent-style-name="Table" style:next-style-name="Standard">
      <style:paragraph-properties fo:text-align="center" style:justify-single-word="false"/>
      <style:text-properties fo:font-style="normal" fo:font-weight="bold" style:font-weight-asian="normal" style:font-weight-complex="normal"/>
    </style:style>
    <style:style style:name="_5f_FirstPage.Title.Subtitle" style:display-name="_FirstPage.Title.Subtitle" style:family="paragraph" style:parent-style-name="_5f_FirstPage.Text" style:next-style-name="_5f_FirstPage.Title.Version">
      <style:paragraph-properties fo:margin-top="2.5mm" fo:margin-bottom="0mm" loext:contextual-spacing="false" fo:text-align="end" style:justify-single-word="false"/>
      <style:text-properties fo:font-size="18pt" fo:font-weight="bold" style:font-size-asian="10.5pt"/>
    </style:style>
    <style:style style:name="_5f_FirstPage.Footer" style:display-name="_FirstPage.Footer" style:family="paragraph" style:parent-style-name="_5f_FirstPage.Text">
      <style:text-properties fo:font-size="8pt" style:font-size-asian="10.5pt"/>
    </style:style>
    <style:style style:name="_5f_Heading.4" style:display-name="_Heading.4" style:family="paragraph" style:parent-style-name="_5f_Heading" style:next-style-name="Text_20_body" style:default-outline-level="4" style:master-page-name="">
      <style:paragraph-properties fo:margin-left="0mm" fo:margin-right="0mm" fo:margin-top="4.99mm" fo:margin-bottom="0mm" loext:contextual-spacing="false" fo:text-indent="-4.99mm" style:auto-text-indent="false" style:page-number="auto" style:shadow="none" text:number-lines="tru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f_MarginalNote.Text" style:display-name="_MarginalNote.Text" style:family="paragraph" style:parent-style-name="Standard">
      <style:text-properties fo:font-size="8pt" style:font-size-asian="10.5pt"/>
    </style:style>
    <style:style style:name="_5f_Glossary.Entry" style:display-name="_Glossary.Entry" style:family="paragraph" style:parent-style-name="Standard" style:master-page-name="">
      <style:paragraph-properties fo:margin-left="4.99mm" fo:margin-right="0mm" fo:text-indent="-4.99mm" style:auto-text-indent="false" style:page-number="auto">
        <style:tab-stops/>
      </style:paragraph-properties>
      <style:text-properties fo:font-weight="normal" style:font-size-asian="10.5pt"/>
    </style:style>
    <style:style style:name="_5f_Glossary.Entry.FirstLine" style:display-name="_Glossary.Entry.FirstLine" style:family="paragraph" style:parent-style-name="_5f_Glossary.Entry" style:next-style-name="_5f_Glossary.Entry.NextLine">
      <style:paragraph-properties fo:margin-left="0mm" fo:margin-right="0mm" fo:margin-top="4.99mm" fo:margin-bottom="2.5mm" loext:contextual-spacing="false" fo:text-indent="0mm" style:auto-text-indent="false"/>
      <style:text-properties fo:font-weight="bold" style:font-size-asian="10.5pt"/>
    </style:style>
    <style:style style:name="_5f_Glossary.Entry.NextLine" style:display-name="_Glossary.Entry.NextLine" style:family="paragraph" style:parent-style-name="_5f_Glossary.Entry">
      <style:paragraph-properties fo:margin-left="4.99mm" fo:margin-right="0mm" fo:margin-top="0mm" fo:margin-bottom="2.5mm" loext:contextual-spacing="false" fo:text-indent="0mm" style:auto-text-indent="false"/>
    </style:style>
    <style:style style:name="_5f_Copyright.Text" style:display-name="_Copyright.Text" style:family="paragraph" style:parent-style-name="Standard">
      <style:paragraph-properties fo:margin-top="2.5mm" fo:margin-bottom="0mm" loext:contextual-spacing="false"/>
    </style:style>
    <style:style style:name="_5f_Copyright.Title" style:display-name="_Copyright.Title" style:family="paragraph" style:parent-style-name="_5f_Copyright.Text" style:next-style-name="_5f_Copyright.Text">
      <style:text-properties style:font-name="Liberation Sans1" fo:font-family="'Liberation Sans'" style:font-style-name="Bold" style:font-family-generic="swiss" style:font-pitch="variable" fo:font-size="12pt" fo:font-weight="bold" style:font-size-asian="10.5pt"/>
    </style:style>
    <style:style style:name="_5f_Code" style:display-name="_Code" style:family="paragraph" style:parent-style-name="Standard">
      <loext:graphic-properties draw:fill="solid" draw:fill-color="#e6e6e6" draw:opacity="100%"/>
      <style:paragraph-properties fo:margin-top="2.5mm" fo:margin-bottom="0mm" loext:contextual-spacing="true" fo:background-color="#e6e6e6"/>
      <style:text-properties style:font-name="Liberation Mono" fo:font-family="'Liberation Mono'" style:font-style-name="Regular" style:font-family-generic="modern" style:font-pitch="fixed" fo:font-size="8pt" fo:language="en" fo:country="GB" style:font-size-asian="10.5pt"/>
    </style:style>
    <style:style style:name="_5f_Heading.5" style:display-name="_Heading.5" style:family="paragraph" style:parent-style-name="_5f_Heading" style:next-style-name="Text_20_body" style:default-outline-level="5">
      <style:paragraph-properties fo:margin-left="0mm" fo:margin-right="0mm" fo:margin-top="4.99mm" fo:margin-bottom="0mm" loext:contextual-spacing="false" fo:text-indent="-4.99mm" style:auto-text-indent="false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0pt"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3mm" style:type="right" style:leader-style="dotted" style:leader-text="."/>
        </style:tab-stops>
      </style:paragraph-properties>
    </style:style>
    <style:style style:name="Footnote" style:family="paragraph" style:parent-style-name="Standard" style:next-style-name="Footnote.Cont_27_ed" style:class="extra">
      <style:paragraph-properties fo:margin-left="5.98mm" fo:margin-right="0mm" fo:text-indent="-5.98mm" style:auto-text-indent="false" text:number-lines="false" text:line-number="0"/>
      <style:text-properties style:font-name="Linux Biolinum1" fo:font-family="'Linux Biolinum'" style:font-style-name="Regular" style:font-pitch="variable" fo:font-size="8pt" style:font-size-asian="10pt" style:font-size-complex="10pt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_5f_FixedFont" style:display-name="_FixedFont" style:family="paragraph" style:parent-style-name="Standard">
      <style:paragraph-properties fo:margin-top="0mm" fo:margin-bottom="0mm" loext:contextual-spacing="false"/>
      <style:text-properties style:font-name="Liberation Mono" fo:font-family="'Liberation Mono'" style:font-style-name="Regular" style:font-family-generic="modern" style:font-pitch="fixed" fo:font-size="8pt" style:font-size-asian="10.5pt"/>
    </style:style>
    <style:style style:name="Untitled1" style:family="paragraph" style:parent-style-name="Standard"/>
    <style:style style:name="_5f_Note.Caution" style:display-name="_Note.Caution" style:family="paragraph" style:parent-style-name="Standard" style:master-page-name="">
      <loext:graphic-properties draw:fill="solid" draw:fill-color="#ff0000" draw:opacity="100%"/>
      <style:paragraph-properties fo:margin-top="0mm" fo:margin-bottom="0mm" loext:contextual-spacing="false" fo:text-align="center" style:justify-single-word="false" style:page-number="auto" fo:background-color="#ff0000" style:shadow="none">
        <style:tab-stops/>
      </style:paragraph-properties>
      <style:text-properties fo:color="#ffffff" style:font-name="Liberation Sans2" fo:font-family="'Liberation Sans'" style:font-style-name="Regular" style:font-family-generic="swiss" style:font-pitch="variable" style:font-size-rel="2pt" fo:font-weight="bold" style:font-size-asian="10.5pt"/>
    </style:style>
    <style:style style:name="_5f_FooterTextLine.PathName" style:display-name="_FooterTextLine.PathName" style:family="paragraph" style:parent-style-name="_5f_FooterTextLine" style:next-style-name="_5f_FooterTextLine.PageNumber">
      <style:paragraph-properties fo:text-align="center" style:justify-single-word="false"/>
    </style:style>
    <style:style style:name="_5f_Definition" style:display-name="_Definition" style:family="paragraph" style:parent-style-name="Standard"/>
    <style:style style:name="_5f_Definition.N" style:display-name="_Definition.N" style:family="paragraph" style:parent-style-name="_5f_Definition">
      <style:paragraph-properties fo:margin-left="10mm" fo:margin-right="0mm" fo:margin-top="0mm" fo:margin-bottom="2.5mm" loext:contextual-spacing="false" fo:text-indent="0mm" style:auto-text-indent="false"/>
    </style:style>
    <style:style style:name="_5f_Definition.K" style:display-name="_Definition.K" style:family="paragraph" style:parent-style-name="_5f_Definition" style:next-style-name="_5f_Definition.N" style:master-page-name="">
      <style:paragraph-properties fo:margin-left="10mm" fo:margin-right="0mm" fo:margin-top="0mm" fo:margin-bottom="2.5mm" loext:contextual-spacing="false" fo:text-indent="0mm" style:auto-text-indent="false" style:page-number="auto"/>
    </style:style>
    <style:style style:name="_5f_Definition.1" style:display-name="_Definition.1" style:family="paragraph" style:parent-style-name="_5f_Definition" style:next-style-name="_5f_Definition.K" style:master-page-name="">
      <style:paragraph-properties fo:margin-top="4.99mm" fo:margin-bottom="2.5mm" loext:contextual-spacing="false" style:page-number="auto" fo:keep-with-next="always"/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Index_20_Heading" style:display-name="Index Heading" style:family="paragraph" style:parent-style-name="Heading" style:class="index" style:master-page-name="">
      <style:paragraph-properties fo:margin-left="0mm" fo:margin-right="0mm" fo:text-indent="0m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Illustration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mm" fo:margin-right="0mm" fo:margin-top="4.99mm" fo:margin-bottom="0mm" loext:contextual-spacing="false" fo:text-indent="0mm" style:auto-text-indent="false"/>
      <style:text-properties style:font-name="Liberation Sans1" fo:font-family="'Liberation Sans'" style:font-style-name="Bold" style:font-family-generic="swiss" style:font-pitch="variable" fo:font-weight="bold"/>
    </style:style>
    <style:style style:name="_5f_FooterTextLine.Version" style:display-name="_FooterTextLine.Version" style:family="paragraph" style:parent-style-name="_5f_FooterTextLine" style:next-style-name="_5f_FooterTextLine.PageNumber">
      <style:paragraph-properties fo:margin-top="0mm" fo:margin-bottom="0mm" loext:contextual-spacing="true" fo:text-align="center" style:justify-single-word="false"/>
    </style:style>
    <style:style style:name="Text_20_Body.Text_20_Body" style:display-name="Text Body.Text Body" style:family="paragraph" style:parent-style-name="Text_20_body">
      <style:paragraph-properties fo:margin-top="1.2mm" fo:margin-bottom="0mm" loext:contextual-spacing="false"/>
    </style:style>
    <style:style style:name="Text_20_Body.Text_20_Body.2" style:display-name="Text Body.Text Body.2" style:family="paragraph" style:parent-style-name="Text_20_Body.Text_20_Body">
      <style:paragraph-properties fo:margin-left="10mm" fo:margin-right="0mm" fo:text-indent="0mm" style:auto-text-indent="false"/>
    </style:style>
    <style:style style:name="Text_20_Body.Heading" style:display-name="Text Body.Heading" style:family="paragraph" style:parent-style-name="Text_20_body" style:next-style-name="Text_20_Body.Text_20_Body">
      <style:text-properties style:font-name="Linux Biolinum" fo:font-family="'Linux Biolinum'" style:font-style-name="Bold" style:font-pitch="variable" fo:font-weight="bold" style:font-size-asian="10.5pt"/>
    </style:style>
    <style:style style:name="Text_20_Body.Heading.1" style:display-name="Text Body.Heading.1" style:family="paragraph" style:parent-style-name="Text_20_Body.Heading" style:next-style-name="Text_20_Body.Text_20_Body.1"/>
    <style:style style:name="Text_20_Body.Text_20_Body.1" style:display-name="Text Body.Text Body.1" style:family="paragraph" style:parent-style-name="Text_20_Body.Text_20_Body">
      <style:paragraph-properties fo:margin-left="4.99mm" fo:margin-right="0mm" fo:text-indent="0mm" style:auto-text-indent="false"/>
      <style:text-properties style:font-size-asian="10.5pt"/>
    </style:style>
    <style:style style:name="Text_20_Body.Heading.2" style:display-name="Text Body.Heading.2" style:family="paragraph" style:parent-style-name="Text_20_Body.Heading" style:next-style-name="Text_20_Body.Text_20_Body.2">
      <style:paragraph-properties fo:margin-left="4.99mm" fo:margin-right="0mm" fo:text-indent="0mm" style:auto-text-indent="false"/>
    </style:style>
    <style:style style:name="_5f_Code.Class" style:display-name="_Code.Class" style:family="paragraph" style:parent-style-name="_5f_Code" style:next-style-name="_5f_Code">
      <style:paragraph-properties fo:padding="0.49mm" fo:border-left="none" fo:border-right="none" fo:border-top="none" fo:border-bottom="0.31pt solid #000000"/>
    </style:style>
    <style:style style:name="_5f_Code.Meth" style:display-name="_Code.Meth" style:family="paragraph" style:parent-style-name="_5f_Code" style:next-style-name="_5f_Code">
      <style:paragraph-properties fo:margin-top="1.2mm" fo:margin-bottom="0mm" loext:contextual-spacing="false" fo:padding="0.49mm" fo:border-left="none" fo:border-right="none" fo:border-top="none" fo:border-bottom="0.31pt solid #000000"/>
      <style:text-properties style:font-size-asian="10.5pt"/>
    </style:style>
    <style:style style:name="_5f_FirstPage.Title.Version" style:display-name="_FirstPage.Title.Version" style:family="paragraph" style:parent-style-name="_5f_FirstPage.Title" style:next-style-name="_5f_FirstPage.Text">
      <style:paragraph-properties fo:margin-top="2.5mm" fo:margin-bottom="0mm" loext:contextual-spacing="false"/>
      <style:text-properties style:font-name="Linux Biolinum" fo:font-family="'Linux Biolinum'" style:font-style-name="Bold" style:font-pitch="variable" fo:font-size="12pt" style:font-size-asian="10.5pt"/>
    </style:style>
    <style:style style:name="_5f_Heading.6" style:display-name="_Heading.6" style:family="paragraph" style:parent-style-name="_5f_Heading" style:next-style-name="Text_20_body" style:default-outline-level="6" style:master-page-name="">
      <style:paragraph-properties fo:margin-left="-4.99mm" fo:margin-right="0mm" fo:text-indent="0mm" style:auto-text-indent="false" style:page-number="auto">
        <style:tab-stops/>
      </style:paragraph-properties>
      <style:text-properties fo:font-size="10pt" fo:font-style="italic" fo:font-weight="normal" style:font-size-asian="10.5pt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ig." style:family="paragraph" style:parent-style-name="Caption" style:next-style-name="Text_20_body">
      <style:text-properties fo:font-style="normal" style:font-weight-asian="normal" style:font-weight-complex="normal"/>
    </style:style>
    <style:style style:name="Tab." style:family="paragraph" style:parent-style-name="Caption" style:next-style-name="Text_20_body">
      <style:text-properties fo:font-style="normal" style:font-weight-asian="normal" style:font-weight-complex="normal"/>
    </style:style>
    <style:style style:name="Footnote.Cont_27_ed" style:display-name="Footnote.Cont'ed" style:family="paragraph" style:parent-style-name="Footnote">
      <style:paragraph-properties fo:margin-left="5.98mm" fo:margin-right="0mm" fo:margin-top="1.25mm" fo:margin-bottom="0mm" loext:contextual-spacing="false" fo:text-indent="0mm" style:auto-text-indent="false"/>
    </style:style>
    <style:style style:name="_5f_Note" style:display-name="_Note" style:family="paragraph" style:parent-style-name="Standard">
      <loext:graphic-properties draw:fill="solid" draw:fill-color="#ff950e" draw:opacity="100%"/>
      <style:paragraph-properties fo:margin-left="0mm" fo:margin-right="0mm" fo:margin-top="1.25mm" fo:margin-bottom="0mm" loext:contextual-spacing="false" fo:text-indent="0mm" style:auto-text-indent="false" fo:background-color="#ff950e" fo:padding="10mm" fo:border-left="0.06pt solid #ff950e" fo:border-right="none" fo:border-top="none" fo:border-bottom="none"/>
      <style:text-properties style:font-name="Linux Biolinum1" fo:font-family="'Linux Biolinum'" style:font-style-name="Regular" style:font-pitch="variable" style:font-size-asian="10.5pt"/>
    </style:style>
    <style:style style:name="_5f_Note.1" style:display-name="_Note.1" style:family="paragraph" style:parent-style-name="_5f_Note" style:next-style-name="_5f_Note" style:master-page-name="">
      <style:paragraph-properties style:page-number="auto" fo:padding="5.01mm" fo:border-left="0.06pt solid #ffffff" fo:border-right="none" fo:border-top="0.06pt solid #ffffff" fo:border-bottom="none"/>
      <style:text-properties fo:font-weight="bol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Contents_20_6" style:display-name="Contents 6" style:family="paragraph" style:parent-style-name="Index" style:class="index">
      <style:paragraph-properties fo:margin-left="0mm" fo:margin-right="0mm" fo:text-indent="0mm" style:auto-text-indent="false">
        <style:tab-stops>
          <style:tab-stop style:position="125.04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/>
      <style:text-properties fo:font-size="6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ccffcc" draw:fill-image-width="0mm" draw:fill-image-height="0mm"/>
      <style:paragraph-properties fo:margin-top="2.5mm" fo:margin-bottom="0mm" loext:contextual-spacing="true" style:page-number="auto" fo:background-color="#ccffcc" style:writing-mode="page"/>
      <style:text-properties style:font-name="Liberation Mono1" fo:font-family="'Liberation Mono'" style:font-family-generic="modern" style:font-pitch="fixed" fo:font-size="6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_5f_emphasis" style:display-name="_emphasis" style:family="text" style:parent-style-name="_5f_default">
      <style:text-properties fo:font-size="10pt" fo:font-style="italic" fo:background-color="transparent" style:font-size-asian="10.5pt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_5f_emphasis.strong" style:display-name="_emphasis.strong" style:family="text" style:parent-style-name="_5f_emphasis">
      <style:text-properties fo:font-style="normal" fo:font-weight="bold" style:font-size-asian="10.5pt"/>
    </style:style>
    <style:style style:name="Footnote_20_anchor" style:display-name="Footnote anchor" style:family="text">
      <style:text-properties style:text-position="super 58%"/>
    </style:style>
    <style:style style:name="_5f_emphasis.strong.strong" style:display-name="_emphasis.strong.strong" style:family="text" style:parent-style-name="_5f_emphasis.strong">
      <style:text-properties fo:color="#ff0000" style:font-size-asian="10.5pt"/>
    </style:style>
    <style:style style:name="_5f_label" style:display-name="_label" style:family="text" style:parent-style-name="Caption_20_characters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label.figure" style:display-name="_label.figur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_5f_fixed-font" style:display-name="_fixed-font" style:family="text" style:parent-style-name="_5f_default">
      <style:text-properties style:font-name="Liberation Mono" fo:font-family="'Liberation Mono'" style:font-style-name="Regular" style:font-family-generic="modern" style:font-pitch="fixed" style:font-size-rel="-4pt" style:font-size-asian="10.5pt"/>
    </style:style>
    <style:style style:name="_5f_label.table" style:display-name="_label.table" style:family="text" style:parent-style-name="_5f_label">
      <style:text-properties style:font-name="Liberation Sans1" fo:font-family="'Liberation Sans'" style:font-style-name="Bold" style:font-family-generic="swiss" style:font-pitch="variable" fo:font-weight="bold" style:font-size-asian="10.5pt"/>
    </style:style>
    <style:style style:name="_5f_2do" style:display-name="_2do" style:family="text">
      <style:text-properties fo:color="#ffffff" fo:background-color="#000000" style:font-size-asian="10.5pt"/>
    </style:style>
    <style:style style:name="Caption_20_characters" style:display-name="Caption characters" style:family="text">
      <style:text-properties style:font-name="Liberation Sans2" fo:font-family="'Liberation Sans'" style:font-style-name="Regular" style:font-family-generic="swiss" style:font-pitch="variable" fo:font-size="10pt" style:font-size-asian="10.5pt"/>
    </style:style>
    <style:style style:name="_5f_default" style:display-name="_default" style:family="text">
      <style:text-properties fo:font-size="10pt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filename" style:display-name="_filename" style:family="text" style:parent-style-name="_5f_fixed-font">
      <style:text-properties fo:font-size="8pt" fo:language="zxx" fo:country="none" fo:font-weight="bold" style:font-size-asian="10.5pt"/>
    </style:style>
    <style:style style:name="_5f_code" style:display-name="_code" style:family="text">
      <style:text-properties style:font-name="Source Code Pro" fo:font-family="'Source Code Pro'" style:font-style-name="Regular" style:font-pitch="fixed" fo:font-size="8pt" style:font-size-asian="10.5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from-top" fo:background-color="transparent" draw:fill="none" draw:fill-color="#ffffff" style:shadow="none" draw:shadow-opacity="100%"/>
    </style:style>
    <style:style style:name="_5f_formula" style:display-name="_formula" style:family="graphic" style:parent-style-name="Formula">
      <style:graphic-properties text:anchor-type="as-char" style:wrap="parallel" style:number-wrapped-paragraphs="no-limit" style:wrap-contour="false" fo:background-color="transparent" draw:fill="none" draw:fill-color="#ffffff" style:shadow="none" draw:shadow-opacity="100%">
        <style:columns fo:column-count="1" fo:column-gap="0mm"/>
      </style:graphic-properties>
    </style:style>
    <style:style style:name="Graphics" style:family="graphic">
      <style:graphic-properties text:anchor-type="paragraph" svg:x="0mm" svg:y="0mm" fo:margin-top="0mm" fo:margin-bottom="3mm" style:wrap="none" style:vertical-pos="from-top" style:vertical-rel="paragraph-content" style:horizontal-pos="center" style:horizontal-rel="paragraph-content" fo:background-color="transparent" draw:fill="none" draw:fill-color="#ffffff" style:shadow="none" draw:shadow-opacity="100%"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none" style:vertical-pos="top" style:vertical-rel="paragraph-content" style:horizontal-pos="center" style:horizontal-rel="paragraph-content" fo:background-color="transparent" draw:fill="none" draw:fill-color="#ffffff" fo:padding="1.5mm" fo:border="0.06pt solid #000000" style:shadow="none" draw:shadow-opacity="100%">
        <style:columns fo:column-count="1" fo:column-gap="0mm"/>
      </style:graphic-properties>
    </style:style>
    <style:style style:name="_5f_marginal_5f_note" style:display-name="_marginal_note" style:family="graphic" style:parent-style-name="Marginalia">
      <style:graphic-properties svg:width="30mm" fo:min-height="4.99mm" text:anchor-type="paragraph" svg:x="-35mm" style:horizontal-pos="from-left" style:horizontal-rel="paragraph" fo:background-color="transparent" draw:fill="none" draw:fill-color="#ffffff" fo:padding="0.49mm" fo:border="0.06pt solid #000000" style:shadow="none" draw:shadow-opacity="100%">
        <style:columns fo:column-count="1" fo:column-gap="0mm"/>
      </style:graphic-properties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1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 fo:text-align="end">
          <style:list-level-label-alignment text:label-followed-by="listtab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1mm" fo:text-indent="5.01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92.5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97.5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102.5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107.54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112.5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117.5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122.56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127.5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132.56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9.98mm" fo:text-indent="-10mm" fo:margin-left="19.98m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2.49mm" fo:text-indent="-12.51mm" fo:margin-left="32.49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7.48mm" fo:text-indent="-14.99mm" fo:margin-left="47.48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5.49mm" fo:text-indent="-18.01mm" fo:margin-left="65.49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8.49mm" fo:text-indent="-23mm" fo:margin-left="88.49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4.49mm" fo:text-indent="-26mm" fo:margin-left="114.49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2.5mm" fo:text-indent="-28.01mm" fo:margin-left="142.5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3.51mm" fo:text-indent="-31.01mm" fo:margin-left="173.51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 fo:text-align="end">
          <style:list-level-label-alignment text:label-followed-by="listtab" text:list-tab-stop-position="5.01mm" fo:margin-left="5.01m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0.02mm" fo:text-indent="-30mm" fo:margin-left="120.02m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0.02mm" fo:text-indent="-30mm" fo:margin-left="150.02m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0.02mm" fo:text-indent="-30mm" fo:margin-left="180.02m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0.03mm" fo:text-indent="-30mm" fo:margin-left="210.03m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0.03mm" fo:text-indent="-30mm" fo:margin-left="240.03m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0.03mm" fo:text-indent="-30mm" fo:margin-left="270.03m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0.04mm" fo:text-indent="-30mm" fo:margin-left="300.04m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1.01mm" fo:text-indent="-6.51mm" fo:margin-left="11.01m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5.5mm" fo:text-indent="-4.5mm" fo:margin-left="15.5m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3.95mm" fo:margin-left="2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3.95mm" fo:text-indent="-3.95mm" fo:margin-left="23.95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7.9mm" fo:text-indent="-3.95mm" fo:margin-left="27.9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1.86mm" fo:text-indent="-3.95mm" fo:margin-left="31.86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5.81mm" fo:text-indent="-3.95mm" fo:margin-left="35.81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9.76mm" fo:text-indent="-3.95mm" fo:margin-left="39.7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3.71mm" fo:text-indent="-3.95mm" fo:margin-left="43.71m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_5f_list-_3e_level_5f_1" style:display-name="_list-&gt;level_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1.99mm" fo:text-indent="-3.99mm" fo:margin-left="11.99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_5f_HeaderTextLine">
      <style:text-properties officeooo:paragraph-rsid="000c6ac4"/>
    </style:style>
    <style:style style:name="MP2" style:family="paragraph" style:parent-style-name="_5f_FirstPage.Footer">
      <style:paragraph-properties>
        <style:tab-stops>
          <style:tab-stop style:position="170.07mm" style:type="right"/>
        </style:tab-stops>
      </style:paragraph-properties>
      <style:text-properties officeooo:paragraph-rsid="01382613"/>
    </style:style>
    <style:style style:name="MP3" style:family="paragraph" style:parent-style-name="_5f_FooterTextLine.PathName">
      <style:text-properties officeooo:paragraph-rsid="0133a989"/>
    </style:style>
    <style:style style:name="MP4" style:family="paragraph" style:parent-style-name="_5f_FooterTextLine.PageNumber">
      <style:text-properties officeooo:paragraph-rsid="0103b08d"/>
    </style:style>
    <style:style style:name="MP5" style:family="paragraph" style:parent-style-name="_5f_HeaderTextLine">
      <style:text-properties officeooo:paragraph-rsid="0014e771"/>
    </style:style>
    <style:style style:name="MP6" style:family="paragraph" style:parent-style-name="_5f_FooterTextLine.PageNumber">
      <style:text-properties officeooo:paragraph-rsid="0014e771"/>
    </style:style>
    <style:style style:name="MT1" style:family="text">
      <style:text-properties officeooo:rsid="01382613"/>
    </style:style>
    <style:style style:name="MT2" style:family="text">
      <style:text-properties officeooo:rsid="00b89c72"/>
    </style:style>
    <style:style style:name="MT3" style:family="text">
      <style:text-properties officeooo:rsid="00240e8a"/>
    </style:style>
    <style:style style:name="MT4" style:family="text">
      <style:text-properties officeooo:rsid="00b83a57"/>
    </style:style>
    <style:style style:name="Mfr1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0.01mm" fo:page-height="297mm" style:num-format="1" style:print-orientation="portrait" fo:margin-top="20mm" fo:margin-bottom="10mm" fo:margin-left="40.01mm" fo:margin-right="20mm" fo:border="none" fo:padding="0mm" style:shadow="none" style:writing-mode="lr-tb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2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40.01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style:dynamic-spacing="false"/>
      </style:header-style>
      <style:footer-style>
        <style:header-footer-properties fo:min-height="6mm" fo:margin-left="0mm" fo:margin-right="0mm" fo:margin-top="4.99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7mm" fo:page-height="210.01mm" style:num-format="1" style:print-orientation="landscape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>
        <style:header-footer-properties fo:min-height="9.98mm" fo:margin-left="0mm" fo:margin-right="0mm" fo:margin-top="4.99mm" style:dynamic-spacing="false"/>
      </style:footer-style>
    </style:page-layout>
    <number:date-style style:name="N10107" number:language="de" number:country="AT" number:title="User-defined">
      <number:year number:style="long"/>
      <number:text>-</number:text>
      <number:month number:style="long"/>
      <number:text>-</number:text>
      <number:day number:style="long"/>
      <number:text>.</number:text>
      <number:hours number:style="long"/>
      <number:minutes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108.11mm" svg:y="-4.99mm" svg:width="42mm" style:rel-width="28%" svg:height="9.98mm" style:rel-height="scale" draw:z-index="16"><draw:image xlink:href="Pictures/100000000000079A000001C754529F5E01A39A3C.png" xlink:type="simple" xlink:show="embed" xlink:actuate="onLoad"/></draw:frame><text:chapter text:display="number" text:outline-level="1">1.1</text:chapter><text:tab/><text:chapter text:display="name" text:outline-level="1">ces.py – Control Engineering Systems</text:chapter></text:p>
      </style:header>
      <style:footer>
        <text:p text:style-name="_5f_FooterTextLine.PathName">File: <text:file-name text:display="name-and-extension">_tau4automation.odt</text:file-name> <text:span text:style-name="MT1">| </text:span>Ver. <text:span text:style-name="MT2"><text:modification-date style:data-style-name="N10107">2017-06-02.2022</text:modification-date></text:span></text:p>
        <text:p text:style-name="_5f_FooterTextLine.PageNumber"><text:page-number text:select-page="current">17</text:page-number> / <text:page-count>17</text:page-count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MP2"><text:span text:style-name="MT3">File: </text:span><text:span text:style-name="MT3"><text:file-name text:display="full">/home/fgeiger/D.X/Projects/tau4/swr/py3/dox/_tau4automation.odt</text:file-name></text:span><text:span text:style-name="MT3"><text:tab/>Ver. </text:span><text:span text:style-name="MT3"><text:modification-date style:data-style-name="N10107">2017-06-02.2022</text:modification-date></text:span></text:p>
      </style:footer>
    </style:master-page>
    <style:master-page style:name="Index" style:page-layout-name="Mpm4">
      <style:header>
        <text:p text:style-name="_5f_HeaderTextLine"><draw:frame draw:style-name="Mfr1" draw:name="graphics6" text:anchor-type="paragraph" svg:x="108.11mm" svg:y="-6.44mm" svg:width="42.7mm" style:rel-width="28%" svg:height="9.98mm" style:rel-height="scale" draw:z-index="0"><draw:image xlink:href="Pictures/100000000000079A000001C754529F5E01A39A3C.png" xlink:type="simple" xlink:show="embed" xlink:actuate="onLoad"/></draw:frame></text:p>
      </style:header>
      <style:footer>
        <text:p text:style-name="MP3"><text:span text:style-name="MT4">File: </text:span><text:span text:style-name="MT4"><text:file-name text:display="name-and-extension">_tau4automation.odt</text:file-name></text:span><text:span text:style-name="MT4"> | </text:span>Ver. <text:span text:style-name="MT2"><text:modification-date style:data-style-name="N10107">2017-06-02.2022</text:modification-date></text:span></text:p>
        <text:p text:style-name="MP4"><text:page-number text:select-page="current">0</text:page-number> / <text:page-count>17</text:page-count></text:p>
      </style:footer>
    </style:master-page>
    <style:master-page style:name="Footnote" style:page-layout-name="Mpm5"/>
    <style:master-page style:name="_5f_Landscape" style:display-name="_Landscape" style:page-layout-name="Mpm6">
      <style:header>
        <text:p text:style-name="MP5"><draw:frame draw:style-name="Mfr1" draw:name="graphics4" text:anchor-type="paragraph" svg:x="210.71mm" svg:y="0mm" svg:width="48.28mm" style:rel-width="18%" svg:height="11.29mm" style:rel-height="scale" draw:z-index="0"><draw:image xlink:href="Pictures/100000000000079A000001C754529F5E01A39A3C.png" xlink:type="simple" xlink:show="embed" xlink:actuate="onLoad"/></draw:frame><text:chapter text:display="number" text:outline-level="1"/><text:tab/><text:chapter text:display="name" text:outline-level="1"/></text:p>
        <text:p text:style-name="MP5"/>
      </style:header>
      <style:footer>
        <text:p text:style-name="MP6"><text:page-number text:select-page="current">0</text:page-number> /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4:33:05.991463251</meta:creation-date>
    <meta:editing-duration>PT46M4S</meta:editing-duration>
    <meta:editing-cycles>16</meta:editing-cycles>
    <meta:generator>LibreOffice/5.3.3.2$Linux_X86_64 LibreOffice_project/30m0$Build-2</meta:generator>
    <dc:title>dox4ddg.subdoc</dc:title>
    <meta:initial-creator>Franz Geiger</meta:initial-creator>
    <dc:date>2017-06-02T20:22:29.882348477</dc:date>
    <dc:creator>Franz Geiger</dc:creator>
    <meta:document-statistic meta:table-count="0" meta:image-count="3" meta:object-count="0" meta:page-count="17" meta:paragraph-count="1176" meta:word-count="3984" meta:character-count="51271" meta:non-whitespace-character-count="33206"/>
    <meta:user-defined meta:name="DDG">DATEC Datentechnik GmbH</meta:user-defined>
    <meta:user-defined meta:name="DocType">Specification</meta:user-defined>
    <meta:user-defined meta:name="ProjectName">dox4ddg</meta:user-defined>
    <meta:user-defined meta:name="ThisCompany">DATEC Datentechnik GmbH</meta:user-defined>
    <meta:user-defined meta:name="VersionNumber.Major" meta:value-type="string">0</meta:user-defined>
    <meta:user-defined meta:name="VersionNumber.Minor" meta:value-type="string">.0</meta:user-defined>
    <meta:user-defined meta:name="VersionNumber.Patch" meta:value-type="string">.0</meta:user-defined>
    <meta:template xlink:type="simple" xlink:actuate="onRequest" xlink:title="dox4ddg.subdoc" xlink:href="../../../../../../D.X/Infrastructure/Templates4LO.current/fge.DDG/dox4ddg.subdoc.ott" meta:date="2016-08-07T14:33:05.873809357"/>
  </office:meta>
</office:document-meta>
</file>